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52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39.07mm"/>
    </style:style>
    <style:style style:name="co7" style:family="table-column">
      <style:table-column-properties fo:break-before="auto" style:column-width="40.96mm"/>
    </style:style>
    <style:style style:name="co8" style:family="table-column">
      <style:table-column-properties fo:break-before="auto" style:column-width="25.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utput_2015_09_04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cons: Reading SConscript files ...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<text:s text:c="12"/>Program: swe_rex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ilding executable: swe_rexi_spectral_libfft_omp_intel_releas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cons: done reading SConscript fi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ons: Building targets ..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ons: `.' is up to dat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ons: done building targets.</text:p>
          </table:table-cell>
          <table:table-cell table:number-columns-repeated="5"/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FD/spec/C</text:p>
          </table:table-cell>
          <table:table-cell table:style-name="ce2" office:value-type="string" calcext:value-type="string">
            <text:p>FD/spec/A</text:p>
          </table:table-cell>
          <table:table-cell table:style-name="ce2" office:value-type="string" calcext:value-type="string">
            <text:p>FD/cart/C</text:p>
          </table:table-cell>
          <table:table-cell table:style-name="ce2" office:value-type="string" calcext:value-type="string">
            <text:p>FD/cart/A</text:p>
          </table:table-cell>
          <table:table-cell table:style-name="ce2" office:value-type="string" calcext:value-type="string">
            <text:p>SPEC/spec/A</text:p>
          </table:table-cell>
          <table:table-cell table:style-name="ce2" office:value-type="string" calcext:value-type="string">
            <text:p>REXI SUMPAR m 4096</text:p>
          </table:table-cell>
          <table:table-cell table:style-name="ce2" office:value-type="string" calcext:value-type="string">
            <text:p>REXI SUMPAR m 16384</text:p>
          </table:table-cell>
          <table:table-cell/>
        </table:table-row>
        <table:table-row table:style-name="ro1">
          <table:table-cell office:value-type="string" calcext:value-type="string">
            <text:p>scons: Reading SConscript files ...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0.267931840196" calcext:value-type="float">
            <text:p>0.2679318402</text:p>
          </table:table-cell>
          <table:table-cell office:value-type="float" office:value="0.236754689163" calcext:value-type="float">
            <text:p>0.2367546892</text:p>
          </table:table-cell>
          <table:table-cell office:value-type="float" office:value="0.267931840196" calcext:value-type="float">
            <text:p>0.2679318402</text:p>
          </table:table-cell>
          <table:table-cell office:value-type="float" office:value="0.236754689163" calcext:value-type="float">
            <text:p>0.2367546892</text:p>
          </table:table-cell>
          <table:table-cell office:value-type="float" office:value="0.00684959138914" calcext:value-type="float">
            <text:p>0.0068495914</text:p>
          </table:table-cell>
          <table:table-cell office:value-type="float" office:value="0.0000287743768443" calcext:value-type="float">
            <text:p>2.87743768443E-05</text:p>
          </table:table-cell>
          <table:table-cell office:value-type="float" office:value="0.00000063412597011" calcext:value-type="float">
            <text:p>6.3412597011E-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108944685596" calcext:value-type="float">
            <text:p>0.1089446856</text:p>
          </table:table-cell>
          <table:table-cell office:value-type="float" office:value="0.269152854225" calcext:value-type="float">
            <text:p>0.2691528542</text:p>
          </table:table-cell>
          <table:table-cell office:value-type="float" office:value="0.108944685596" calcext:value-type="float">
            <text:p>0.1089446856</text:p>
          </table:table-cell>
          <table:table-cell office:value-type="float" office:value="0.269152854225" calcext:value-type="float">
            <text:p>0.2691528542</text:p>
          </table:table-cell>
          <table:table-cell office:value-type="float" office:value="0.000437056073147" calcext:value-type="float">
            <text:p>0.0004370561</text:p>
          </table:table-cell>
          <table:table-cell office:value-type="float" office:value="0.0000287758255541" calcext:value-type="float">
            <text:p>2.87758255541E-05</text:p>
          </table:table-cell>
          <table:table-cell office:value-type="float" office:value="0.000000634157593265" calcext:value-type="float">
            <text:p>6.34157593265E-07</text:p>
          </table:table-cell>
          <table:table-cell/>
        </table:table-row>
        <table:table-row table:style-name="ro1">
          <table:table-cell office:value-type="string" calcext:value-type="string">
            <text:p><text:s text:c="12"/>Program: swe_rexi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0589807536119" calcext:value-type="float">
            <text:p>0.0589807536</text:p>
          </table:table-cell>
          <table:table-cell office:value-type="float" office:value="0.109032720167" calcext:value-type="float">
            <text:p>0.1090327202</text:p>
          </table:table-cell>
          <table:table-cell office:value-type="float" office:value="0.058980753612" calcext:value-type="float">
            <text:p>0.0589807536</text:p>
          </table:table-cell>
          <table:table-cell office:value-type="float" office:value="0.109032720167" calcext:value-type="float">
            <text:p>0.1090327202</text:p>
          </table:table-cell>
          <table:table-cell office:value-type="float" office:value="0.0000419530051091" calcext:value-type="float">
            <text:p>0.000041953</text:p>
          </table:table-cell>
          <table:table-cell office:value-type="float" office:value="0.0000288678861271" calcext:value-type="float">
            <text:p>2.88678861271E-05</text:p>
          </table:table-cell>
          <table:table-cell office:value-type="float" office:value="0.000000634166401832" calcext:value-type="float">
            <text:p>6.34166401832E-07</text:p>
          </table:table-cell>
          <table:table-cell/>
        </table:table-row>
        <table:table-row table:style-name="ro1">
          <table:table-cell office:value-type="string" calcext:value-type="string">
            <text:p>Building executable: swe_rexi_libfft_omp_intel_release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0.0133152186848" calcext:value-type="float">
            <text:p>0.0133152187</text:p>
          </table:table-cell>
          <table:table-cell office:value-type="float" office:value="0.0589605991113" calcext:value-type="float">
            <text:p>0.0589605991</text:p>
          </table:table-cell>
          <table:table-cell office:value-type="float" office:value="0.0133152186843" calcext:value-type="float">
            <text:p>0.0133152187</text:p>
          </table:table-cell>
          <table:table-cell office:value-type="float" office:value="0.0589605991111" calcext:value-type="float">
            <text:p>0.0589605991</text:p>
          </table:table-cell>
          <table:table-cell office:value-type="float" office:value="0.0000156296438998" calcext:value-type="float">
            <text:p>1.56296438998E-05</text:p>
          </table:table-cell>
          <table:table-cell office:value-type="float" office:value="0.0000296453616574" calcext:value-type="float">
            <text:p>2.96453616574E-05</text:p>
          </table:table-cell>
          <table:table-cell office:value-type="float" office:value="0.000000634169017429" calcext:value-type="float">
            <text:p>6.34169017429E-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0.00326200755112" calcext:value-type="float">
            <text:p>0.0032620076</text:p>
          </table:table-cell>
          <table:table-cell office:value-type="float" office:value="0.0133137430207" calcext:value-type="float">
            <text:p>0.013313743</text:p>
          </table:table-cell>
          <table:table-cell office:value-type="float" office:value="0.00326200755128" calcext:value-type="float">
            <text:p>0.0032620076</text:p>
          </table:table-cell>
          <table:table-cell office:value-type="float" office:value="0.0133137430207" calcext:value-type="float">
            <text:p>0.013313743</text:p>
          </table:table-cell>
          <table:table-cell office:value-type="float" office:value="0.00000716419348052" calcext:value-type="float">
            <text:p>7.16419348052E-06</text:p>
          </table:table-cell>
          <table:table-cell office:value-type="float" office:value="0.0000300221900559" calcext:value-type="float">
            <text:p>3.00221900559E-05</text:p>
          </table:table-cell>
          <table:table-cell office:value-type="float" office:value="0.000000673937336108" calcext:value-type="float">
            <text:p>6.73937336108E-07</text:p>
          </table:table-cell>
          <table:table-cell/>
        </table:table-row>
        <table:table-row table:style-name="ro1">
          <table:table-cell office:value-type="string" calcext:value-type="string">
            <text:p>scons: done reading SConscript files.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0.000817009984748" calcext:value-type="float">
            <text:p>0.00081701</text:p>
          </table:table-cell>
          <table:table-cell office:value-type="float" office:value="0.00326192845694" calcext:value-type="float">
            <text:p>0.0032619285</text:p>
          </table:table-cell>
          <table:table-cell office:value-type="float" office:value="0.000817009984276" calcext:value-type="float">
            <text:p>0.00081701</text:p>
          </table:table-cell>
          <table:table-cell office:value-type="float" office:value="0.00326192845702" calcext:value-type="float">
            <text:p>0.0032619285</text:p>
          </table:table-cell>
          <table:table-cell table:style-name="ce1" office:value-type="float" office:value="0.00000322297059946" calcext:value-type="float">
            <text:p>3.22E-06</text:p>
          </table:table-cell>
          <table:table-cell office:value-type="float" office:value="0.0000301209152922" calcext:value-type="float">
            <text:p>3.01209152922E-05</text:p>
          </table:table-cell>
          <table:table-cell office:value-type="float" office:value="0.00000102233720376" calcext:value-type="float">
            <text:p>1.02233720376E-06</text:p>
          </table:table-cell>
          <table:table-cell/>
        </table:table-row>
        <table:table-row table:style-name="ro1">
          <table:table-cell office:value-type="string" calcext:value-type="string">
            <text:p>scons: Building targets ..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ons: `.' is up to date.</text:p>
          </table:table-cell>
          <table:table-cell table:number-columns-repeated="5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FD/spec/C</text:p>
          </table:table-cell>
          <table:table-cell table:style-name="ce2" office:value-type="string" calcext:value-type="string">
            <text:p>FD/spec/A</text:p>
          </table:table-cell>
          <table:table-cell table:style-name="ce2" office:value-type="string" calcext:value-type="string">
            <text:p>FD/cart/C</text:p>
          </table:table-cell>
          <table:table-cell table:style-name="ce2" office:value-type="string" calcext:value-type="string">
            <text:p>FD/cart/A</text:p>
          </table:table-cell>
          <table:table-cell table:style-name="ce2" office:value-type="string" calcext:value-type="string">
            <text:p>SPEC/spec/A</text:p>
          </table:table-cell>
          <table:table-cell table:style-name="ce2" office:value-type="string" calcext:value-type="string">
            <text:p>REXI SUMPAR m 4096</text:p>
          </table:table-cell>
          <table:table-cell table:style-name="ce2" office:value-type="string" calcext:value-type="string">
            <text:p>REXI SUMPAR m 16384</text:p>
          </table:table-cell>
          <table:table-cell/>
        </table:table-row>
        <table:table-row table:style-name="ro1">
          <table:table-cell office:value-type="string" calcext:value-type="string">
            <text:p>scons: done building targets.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5.654253" calcext:value-type="float">
            <text:p>5.654253</text:p>
          </table:table-cell>
          <table:table-cell office:value-type="float" office:value="4.376616" calcext:value-type="float">
            <text:p>4.376616</text:p>
          </table:table-cell>
          <table:table-cell office:value-type="float" office:value="3.831049" calcext:value-type="float">
            <text:p>3.831049</text:p>
          </table:table-cell>
          <table:table-cell office:value-type="float" office:value="3.113911" calcext:value-type="float">
            <text:p>3.113911</text:p>
          </table:table-cell>
          <table:table-cell office:value-type="float" office:value="4.403437" calcext:value-type="float">
            <text:p>4.403437</text:p>
          </table:table-cell>
          <table:table-cell office:value-type="float" office:value="3.443731" calcext:value-type="float">
            <text:p>3.443731</text:p>
          </table:table-cell>
          <table:table-cell office:value-type="float" office:value="13.702724" calcext:value-type="float">
            <text:p>13.702724</text:p>
          </table:table-cell>
          <table:table-cell/>
        </table:table-row>
        <table:table-row table:style-name="ro1">
          <table:table-cell office:value-type="string" calcext:value-type="string">
            <text:p>scons: Reading SConscript files ...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1.550377" calcext:value-type="float">
            <text:p>11.550377</text:p>
          </table:table-cell>
          <table:table-cell office:value-type="float" office:value="9.27976" calcext:value-type="float">
            <text:p>9.27976</text:p>
          </table:table-cell>
          <table:table-cell office:value-type="float" office:value="7.717652" calcext:value-type="float">
            <text:p>7.717652</text:p>
          </table:table-cell>
          <table:table-cell office:value-type="float" office:value="6.101638" calcext:value-type="float">
            <text:p>6.101638</text:p>
          </table:table-cell>
          <table:table-cell office:value-type="float" office:value="9.243134" calcext:value-type="float">
            <text:p>9.243134</text:p>
          </table:table-cell>
          <table:table-cell office:value-type="float" office:value="4.467576" calcext:value-type="float">
            <text:p>4.467576</text:p>
          </table:table-cell>
          <table:table-cell office:value-type="float" office:value="17.611386" calcext:value-type="float">
            <text:p>17.6113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25.121733" calcext:value-type="float">
            <text:p>25.121733</text:p>
          </table:table-cell>
          <table:table-cell office:value-type="float" office:value="20.143334" calcext:value-type="float">
            <text:p>20.143334</text:p>
          </table:table-cell>
          <table:table-cell office:value-type="float" office:value="18.140001" calcext:value-type="float">
            <text:p>18.140001</text:p>
          </table:table-cell>
          <table:table-cell office:value-type="float" office:value="13.836849" calcext:value-type="float">
            <text:p>13.836849</text:p>
          </table:table-cell>
          <table:table-cell office:value-type="float" office:value="20.194141" calcext:value-type="float">
            <text:p>20.194141</text:p>
          </table:table-cell>
          <table:table-cell office:value-type="float" office:value="8.306869" calcext:value-type="float">
            <text:p>8.306869</text:p>
          </table:table-cell>
          <table:table-cell office:value-type="float" office:value="25.656269" calcext:value-type="float">
            <text:p>25.656269</text:p>
          </table:table-cell>
          <table:table-cell/>
        </table:table-row>
        <table:table-row table:style-name="ro1">
          <table:table-cell office:value-type="string" calcext:value-type="string">
            <text:p><text:s text:c="12"/>Program: swe_rexi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59.874312" calcext:value-type="float">
            <text:p>59.874312</text:p>
          </table:table-cell>
          <table:table-cell office:value-type="float" office:value="47.905327" calcext:value-type="float">
            <text:p>47.905327</text:p>
          </table:table-cell>
          <table:table-cell office:value-type="float" office:value="55.541527" calcext:value-type="float">
            <text:p>55.541527</text:p>
          </table:table-cell>
          <table:table-cell office:value-type="float" office:value="38.500705" calcext:value-type="float">
            <text:p>38.500705</text:p>
          </table:table-cell>
          <table:table-cell office:value-type="float" office:value="47.888814" calcext:value-type="float">
            <text:p>47.888814</text:p>
          </table:table-cell>
          <table:table-cell office:value-type="float" office:value="51.480272" calcext:value-type="float">
            <text:p>51.480272</text:p>
          </table:table-cell>
          <table:table-cell office:value-type="float" office:value="203.320553" calcext:value-type="float">
            <text:p>203.320553</text:p>
          </table:table-cell>
          <table:table-cell/>
        </table:table-row>
        <table:table-row table:style-name="ro1">
          <table:table-cell office:value-type="string" calcext:value-type="string">
            <text:p>Building executable: swe_rexi_libfft_omp_rexipar_intel_release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163.754163" calcext:value-type="float">
            <text:p>163.754163</text:p>
          </table:table-cell>
          <table:table-cell office:value-type="float" office:value="133.766351" calcext:value-type="float">
            <text:p>133.766351</text:p>
          </table:table-cell>
          <table:table-cell office:value-type="float" office:value="243.787484" calcext:value-type="float">
            <text:p>243.787484</text:p>
          </table:table-cell>
          <table:table-cell office:value-type="float" office:value="144.771134" calcext:value-type="float">
            <text:p>144.771134</text:p>
          </table:table-cell>
          <table:table-cell office:value-type="float" office:value="133.754376" calcext:value-type="float">
            <text:p>133.754376</text:p>
          </table:table-cell>
          <table:table-cell office:value-type="float" office:value="159.853673" calcext:value-type="float">
            <text:p>159.853673</text:p>
          </table:table-cell>
          <table:table-cell office:value-type="float" office:value="594.565196" calcext:value-type="float">
            <text:p>594.5651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2" calcext:value-type="float">
            <text:p>512</text:p>
          </table:table-cell>
          <table:table-cell office:value-type="float" office:value="1022.171246" calcext:value-type="float">
            <text:p>1022.171246</text:p>
          </table:table-cell>
          <table:table-cell office:value-type="float" office:value="588.795811" calcext:value-type="float">
            <text:p>588.795811</text:p>
          </table:table-cell>
          <table:table-cell office:value-type="float" office:value="1531.423933" calcext:value-type="float">
            <text:p>1531.423933</text:p>
          </table:table-cell>
          <table:table-cell office:value-type="float" office:value="829.991548" calcext:value-type="float">
            <text:p>829.991548</text:p>
          </table:table-cell>
          <table:table-cell office:value-type="float" office:value="592.670296" calcext:value-type="float">
            <text:p>592.670296</text:p>
          </table:table-cell>
          <table:table-cell office:value-type="float" office:value="660.540379" calcext:value-type="float">
            <text:p>660.540379</text:p>
          </table:table-cell>
          <table:table-cell office:value-type="float" office:value="2597.675797" calcext:value-type="float">
            <text:p>2597.675797</text:p>
          </table:table-cell>
          <table:table-cell/>
        </table:table-row>
        <table:table-row table:style-name="ro1">
          <table:table-cell office:value-type="string" calcext:value-type="string">
            <text:p>scons: done reading SConscript fi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ons: Building targets ..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ons: `.' is up to dat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ons: done building target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rrent working directory: /home/schreibm/workspace/SWEET_2015_09_04/benchmarks/rexi_tests/2015_09_04_performance_evaluation_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nning on inwe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simulation time: 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step size for REXI time step: [5.0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step order: 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step size for coarse time step: [5.0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step order: 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rch range for h: [0.2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rch range for M: [1, 2, 4, 8, 16, 32, 64, 128, 256, 512, 1024, 2048, 4096, 8192, 16384, 32768, 65536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ed hyperviscosity: {32: 0, 128: 0, 64: 0, 256: 0, 16: 0, 512: 0}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ARNING!!!! THE ERROR IN VELOCITIES IS NOT VALID DUE TO STAGGERED GRID!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Finite-differences, spectral space, C-grid, RK4, CFL=0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67931840196" calcext:value-type="float">
            <text:p>0.2679318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4992491603" calcext:value-type="float">
            <text:p>0.7449924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54253" calcext:value-type="float">
            <text:p>5.654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8944685596" calcext:value-type="float">
            <text:p>0.1089446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4543716307" calcext:value-type="float">
            <text:p>0.3345437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50377" calcext:value-type="float">
            <text:p>11.550377</text:p>
          </table:table-cell>
          <table:table-cell office:value-type="float" office:value="2.45933832137" calcext:value-type="float">
            <text:p>2.459338321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.22689130086" calcext:value-type="float">
            <text:p>2.2268913009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589807536119" calcext:value-type="float">
            <text:p>0.0589807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09315594" calcext:value-type="float">
            <text:p>0.2500931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21733" calcext:value-type="float">
            <text:p>25.121733</text:p>
          </table:table-cell>
          <table:table-cell office:value-type="float" office:value="1.84712264467" calcext:value-type="float">
            <text:p>1.8471226447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.33767641521" calcext:value-type="float">
            <text:p>1.337676415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33152186848" calcext:value-type="float">
            <text:p>0.013315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398602698" calcext:value-type="float">
            <text:p>0.0378398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874312" calcext:value-type="float">
            <text:p>59.874312</text:p>
          </table:table-cell>
          <table:table-cell office:value-type="float" office:value="4.42957453483" calcext:value-type="float">
            <text:p>4.4295745348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.60925157114" calcext:value-type="float">
            <text:p>6.6092515711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26200755112" calcext:value-type="float">
            <text:p>0.0032620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6762472867" calcext:value-type="float">
            <text:p>0.0077676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.754163" calcext:value-type="float">
            <text:p>163.754163</text:p>
          </table:table-cell>
          <table:table-cell office:value-type="float" office:value="4.08190921576" calcext:value-type="float">
            <text:p>4.0819092158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4.87148408833" calcext:value-type="float">
            <text:p>4.8714840883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817009984748" calcext:value-type="float">
            <text:p>0.00081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8936256347" calcext:value-type="float">
            <text:p>0.0022893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.171246" calcext:value-type="float">
            <text:p>1022.171246</text:p>
          </table:table-cell>
          <table:table-cell office:value-type="float" office:value="3.99261650655" calcext:value-type="float">
            <text:p>3.9926165066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.39292030568" calcext:value-type="float">
            <text:p>3.3929203057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Finite-differences, spectral space, A-grid, RK4, CFL=0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6754689163" calcext:value-type="float">
            <text:p>0.2367546892</text:p>
          </table:table-cell>
          <table:table-cell table:number-columns-repeated="2" office:value-type="float" office:value="0.136566699533" calcext:value-type="float">
            <text:p>0.1365666995</text:p>
          </table:table-cell>
          <table:table-cell office:value-type="float" office:value="0.751631686269" calcext:value-type="float">
            <text:p>0.7516316863</text:p>
          </table:table-cell>
          <table:table-cell table:number-columns-repeated="2" office:value-type="float" office:value="0.240099259454" calcext:value-type="float">
            <text:p>0.2400992595</text:p>
          </table:table-cell>
          <table:table-cell office:value-type="float" office:value="4.376616" calcext:value-type="float">
            <text:p>4.376616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69152854225" calcext:value-type="float">
            <text:p>0.2691528542</text:p>
          </table:table-cell>
          <table:table-cell table:number-columns-repeated="2" office:value-type="float" office:value="0.201162374672" calcext:value-type="float">
            <text:p>0.2011623747</text:p>
          </table:table-cell>
          <table:table-cell office:value-type="float" office:value="0.776019912016" calcext:value-type="float">
            <text:p>0.776019912</text:p>
          </table:table-cell>
          <table:table-cell table:number-columns-repeated="2" office:value-type="float" office:value="0.460135589452" calcext:value-type="float">
            <text:p>0.4601355895</text:p>
          </table:table-cell>
          <table:table-cell office:value-type="float" office:value="9.27976" calcext:value-type="float">
            <text:p>9.27976</text:p>
          </table:table-cell>
          <table:table-cell office:value-type="float" office:value="0.879629123179" calcext:value-type="float">
            <text:p>0.8796291232</text:p>
          </table:table-cell>
          <table:table-cell table:number-columns-repeated="2" office:value-type="float" office:value="0.678887887239" calcext:value-type="float">
            <text:p>0.6788878872</text:p>
          </table:table-cell>
          <table:table-cell office:value-type="float" office:value="0.968572680457" calcext:value-type="float">
            <text:p>0.9685726805</text:p>
          </table:table-cell>
          <table:table-cell table:number-columns-repeated="2" office:value-type="float" office:value="0.52180110593" calcext:value-type="float">
            <text:p>0.521801105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09032720167" calcext:value-type="float">
            <text:p>0.1090327202</text:p>
          </table:table-cell>
          <table:table-cell table:number-columns-repeated="2" office:value-type="float" office:value="0.0976450580621" calcext:value-type="float">
            <text:p>0.0976450581</text:p>
          </table:table-cell>
          <table:table-cell office:value-type="float" office:value="0.33853536001" calcext:value-type="float">
            <text:p>0.33853536</text:p>
          </table:table-cell>
          <table:table-cell table:number-columns-repeated="2" office:value-type="float" office:value="0.170617201512" calcext:value-type="float">
            <text:p>0.1706172015</text:p>
          </table:table-cell>
          <table:table-cell office:value-type="float" office:value="20.143334" calcext:value-type="float">
            <text:p>20.143334</text:p>
          </table:table-cell>
          <table:table-cell office:value-type="float" office:value="2.4685512185" calcext:value-type="float">
            <text:p>2.4685512185</text:p>
          </table:table-cell>
          <table:table-cell table:number-columns-repeated="2" office:value-type="float" office:value="2.06013881977" calcext:value-type="float">
            <text:p>2.0601388198</text:p>
          </table:table-cell>
          <table:table-cell office:value-type="float" office:value="2.29228613517" calcext:value-type="float">
            <text:p>2.2922861352</text:p>
          </table:table-cell>
          <table:table-cell table:number-columns-repeated="2" office:value-type="float" office:value="2.69688862186" calcext:value-type="float">
            <text:p>2.696888621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589605991113" calcext:value-type="float">
            <text:p>0.0589605991</text:p>
          </table:table-cell>
          <table:table-cell table:number-columns-repeated="2" office:value-type="float" office:value="0.0358662863433" calcext:value-type="float">
            <text:p>0.0358662863</text:p>
          </table:table-cell>
          <table:table-cell office:value-type="float" office:value="0.251219252037" calcext:value-type="float">
            <text:p>0.251219252</text:p>
          </table:table-cell>
          <table:table-cell table:number-columns-repeated="2" office:value-type="float" office:value="0.0749830735467" calcext:value-type="float">
            <text:p>0.0749830735</text:p>
          </table:table-cell>
          <table:table-cell office:value-type="float" office:value="47.905327" calcext:value-type="float">
            <text:p>47.905327</text:p>
          </table:table-cell>
          <table:table-cell office:value-type="float" office:value="1.84924715506" calcext:value-type="float">
            <text:p>1.8492471551</text:p>
          </table:table-cell>
          <table:table-cell table:number-columns-repeated="2" office:value-type="float" office:value="2.72247472536" calcext:value-type="float">
            <text:p>2.7224747254</text:p>
          </table:table-cell>
          <table:table-cell office:value-type="float" office:value="1.34756933342" calcext:value-type="float">
            <text:p>1.3475693334</text:p>
          </table:table-cell>
          <table:table-cell table:number-columns-repeated="2" office:value-type="float" office:value="2.27540954834" calcext:value-type="float">
            <text:p>2.275409548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33137430207" calcext:value-type="float">
            <text:p>0.013313743</text:p>
          </table:table-cell>
          <table:table-cell office:value-type="float" office:value="0.0116262160288" calcext:value-type="float">
            <text:p>0.011626216</text:p>
          </table:table-cell>
          <table:table-cell office:value-type="float" office:value="0.0116262160289" calcext:value-type="float">
            <text:p>0.011626216</text:p>
          </table:table-cell>
          <table:table-cell office:value-type="float" office:value="0.0378137912549" calcext:value-type="float">
            <text:p>0.0378137913</text:p>
          </table:table-cell>
          <table:table-cell table:number-columns-repeated="2" office:value-type="float" office:value="0.0294350630413" calcext:value-type="float">
            <text:p>0.029435063</text:p>
          </table:table-cell>
          <table:table-cell office:value-type="float" office:value="133.766351" calcext:value-type="float">
            <text:p>133.766351</text:p>
          </table:table-cell>
          <table:table-cell office:value-type="float" office:value="4.42855168675" calcext:value-type="float">
            <text:p>4.4285516868</text:p>
          </table:table-cell>
          <table:table-cell office:value-type="float" office:value="3.08494924354" calcext:value-type="float">
            <text:p>3.0849492435</text:p>
          </table:table-cell>
          <table:table-cell office:value-type="float" office:value="3.08494924352" calcext:value-type="float">
            <text:p>3.0849492435</text:p>
          </table:table-cell>
          <table:table-cell office:value-type="float" office:value="6.64358805875" calcext:value-type="float">
            <text:p>6.6435880588</text:p>
          </table:table-cell>
          <table:table-cell table:number-columns-repeated="2" office:value-type="float" office:value="2.54740658926" calcext:value-type="float">
            <text:p>2.547406589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326192845694" calcext:value-type="float">
            <text:p>0.0032619285</text:p>
          </table:table-cell>
          <table:table-cell office:value-type="float" office:value="0.00297747173514" calcext:value-type="float">
            <text:p>0.0029774717</text:p>
          </table:table-cell>
          <table:table-cell office:value-type="float" office:value="0.0029774717351" calcext:value-type="float">
            <text:p>0.0029774717</text:p>
          </table:table-cell>
          <table:table-cell office:value-type="float" office:value="0.00780521350794" calcext:value-type="float">
            <text:p>0.0078052135</text:p>
          </table:table-cell>
          <table:table-cell office:value-type="float" office:value="0.00743484750025" calcext:value-type="float">
            <text:p>0.0074348475</text:p>
          </table:table-cell>
          <table:table-cell office:value-type="float" office:value="0.00743484750048" calcext:value-type="float">
            <text:p>0.0074348475</text:p>
          </table:table-cell>
          <table:table-cell office:value-type="float" office:value="588.795811" calcext:value-type="float">
            <text:p>588.795811</text:p>
          </table:table-cell>
          <table:table-cell office:value-type="float" office:value="4.08155580248" calcext:value-type="float">
            <text:p>4.0815558025</text:p>
          </table:table-cell>
          <table:table-cell office:value-type="float" office:value="3.90472758871" calcext:value-type="float">
            <text:p>3.9047275887</text:p>
          </table:table-cell>
          <table:table-cell office:value-type="float" office:value="3.90472758879" calcext:value-type="float">
            <text:p>3.9047275888</text:p>
          </table:table-cell>
          <table:table-cell office:value-type="float" office:value="4.84468377661" calcext:value-type="float">
            <text:p>4.8446837766</text:p>
          </table:table-cell>
          <table:table-cell office:value-type="float" office:value="3.95906749134" calcext:value-type="float">
            <text:p>3.9590674913</text:p>
          </table:table-cell>
          <table:table-cell office:value-type="float" office:value="3.95906749122" calcext:value-type="float">
            <text:p>3.959067491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ARNING!!!! THE ERROR IN VELOCITIES IS NOT VALID DUE TO STAGGERED GRID!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Finite-differences, Cartesian space, C-grid, RK4, CFL=0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67931840196" calcext:value-type="float">
            <text:p>0.2679318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4992491603" calcext:value-type="float">
            <text:p>0.7449924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1049" calcext:value-type="float">
            <text:p>3.8310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8944685596" calcext:value-type="float">
            <text:p>0.1089446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4543716307" calcext:value-type="float">
            <text:p>0.3345437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7652" calcext:value-type="float">
            <text:p>7.717652</text:p>
          </table:table-cell>
          <table:table-cell office:value-type="float" office:value="2.45933832137" calcext:value-type="float">
            <text:p>2.459338321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.22689130086" calcext:value-type="float">
            <text:p>2.2268913009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58980753612" calcext:value-type="float">
            <text:p>0.0589807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09315594" calcext:value-type="float">
            <text:p>0.2500931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40001" calcext:value-type="float">
            <text:p>18.140001</text:p>
          </table:table-cell>
          <table:table-cell office:value-type="float" office:value="1.84712264466" calcext:value-type="float">
            <text:p>1.8471226447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.33767641521" calcext:value-type="float">
            <text:p>1.337676415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33152186843" calcext:value-type="float">
            <text:p>0.013315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398602682" calcext:value-type="float">
            <text:p>0.0378398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41527" calcext:value-type="float">
            <text:p>55.541527</text:p>
          </table:table-cell>
          <table:table-cell office:value-type="float" office:value="4.42957453501" calcext:value-type="float">
            <text:p>4.429574535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.60925157142" calcext:value-type="float">
            <text:p>6.6092515714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26200755128" calcext:value-type="float">
            <text:p>0.0032620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6762472933" calcext:value-type="float">
            <text:p>0.0077676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.787484" calcext:value-type="float">
            <text:p>243.787484</text:p>
          </table:table-cell>
          <table:table-cell office:value-type="float" office:value="4.08190921541" calcext:value-type="float">
            <text:p>4.081909215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4.87148408771" calcext:value-type="float">
            <text:p>4.8714840877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817009984276" calcext:value-type="float">
            <text:p>0.00081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8936256412" calcext:value-type="float">
            <text:p>0.0022893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.423933" calcext:value-type="float">
            <text:p>1531.423933</text:p>
          </table:table-cell>
          <table:table-cell office:value-type="float" office:value="3.99261650905" calcext:value-type="float">
            <text:p>3.992616509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.39292030501" calcext:value-type="float">
            <text:p>3.392920305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Finite-differences, Cartesian space, A-grid, RK4, CFL=0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6754689163" calcext:value-type="float">
            <text:p>0.2367546892</text:p>
          </table:table-cell>
          <table:table-cell table:number-columns-repeated="2" office:value-type="float" office:value="0.136566699533" calcext:value-type="float">
            <text:p>0.1365666995</text:p>
          </table:table-cell>
          <table:table-cell office:value-type="float" office:value="0.751631686269" calcext:value-type="float">
            <text:p>0.7516316863</text:p>
          </table:table-cell>
          <table:table-cell table:number-columns-repeated="2" office:value-type="float" office:value="0.240099259454" calcext:value-type="float">
            <text:p>0.2400992595</text:p>
          </table:table-cell>
          <table:table-cell office:value-type="float" office:value="3.113911" calcext:value-type="float">
            <text:p>3.11391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69152854225" calcext:value-type="float">
            <text:p>0.2691528542</text:p>
          </table:table-cell>
          <table:table-cell table:number-columns-repeated="2" office:value-type="float" office:value="0.201162374672" calcext:value-type="float">
            <text:p>0.2011623747</text:p>
          </table:table-cell>
          <table:table-cell office:value-type="float" office:value="0.776019912016" calcext:value-type="float">
            <text:p>0.776019912</text:p>
          </table:table-cell>
          <table:table-cell table:number-columns-repeated="2" office:value-type="float" office:value="0.460135589452" calcext:value-type="float">
            <text:p>0.4601355895</text:p>
          </table:table-cell>
          <table:table-cell office:value-type="float" office:value="6.101638" calcext:value-type="float">
            <text:p>6.101638</text:p>
          </table:table-cell>
          <table:table-cell office:value-type="float" office:value="0.879629123179" calcext:value-type="float">
            <text:p>0.8796291232</text:p>
          </table:table-cell>
          <table:table-cell table:number-columns-repeated="2" office:value-type="float" office:value="0.678887887239" calcext:value-type="float">
            <text:p>0.6788878872</text:p>
          </table:table-cell>
          <table:table-cell office:value-type="float" office:value="0.968572680457" calcext:value-type="float">
            <text:p>0.9685726805</text:p>
          </table:table-cell>
          <table:table-cell table:number-columns-repeated="2" office:value-type="float" office:value="0.52180110593" calcext:value-type="float">
            <text:p>0.521801105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09032720167" calcext:value-type="float">
            <text:p>0.1090327202</text:p>
          </table:table-cell>
          <table:table-cell table:number-columns-repeated="2" office:value-type="float" office:value="0.0976450580621" calcext:value-type="float">
            <text:p>0.0976450581</text:p>
          </table:table-cell>
          <table:table-cell office:value-type="float" office:value="0.33853536001" calcext:value-type="float">
            <text:p>0.33853536</text:p>
          </table:table-cell>
          <table:table-cell table:number-columns-repeated="2" office:value-type="float" office:value="0.170617201512" calcext:value-type="float">
            <text:p>0.1706172015</text:p>
          </table:table-cell>
          <table:table-cell office:value-type="float" office:value="13.836849" calcext:value-type="float">
            <text:p>13.836849</text:p>
          </table:table-cell>
          <table:table-cell office:value-type="float" office:value="2.4685512185" calcext:value-type="float">
            <text:p>2.4685512185</text:p>
          </table:table-cell>
          <table:table-cell table:number-columns-repeated="2" office:value-type="float" office:value="2.06013881977" calcext:value-type="float">
            <text:p>2.0601388198</text:p>
          </table:table-cell>
          <table:table-cell office:value-type="float" office:value="2.29228613517" calcext:value-type="float">
            <text:p>2.2922861352</text:p>
          </table:table-cell>
          <table:table-cell table:number-columns-repeated="2" office:value-type="float" office:value="2.69688862186" calcext:value-type="float">
            <text:p>2.696888621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589605991111" calcext:value-type="float">
            <text:p>0.0589605991</text:p>
          </table:table-cell>
          <table:table-cell table:number-columns-repeated="2" office:value-type="float" office:value="0.0358662863432" calcext:value-type="float">
            <text:p>0.0358662863</text:p>
          </table:table-cell>
          <table:table-cell office:value-type="float" office:value="0.251219252037" calcext:value-type="float">
            <text:p>0.251219252</text:p>
          </table:table-cell>
          <table:table-cell table:number-columns-repeated="2" office:value-type="float" office:value="0.0749830735465" calcext:value-type="float">
            <text:p>0.0749830735</text:p>
          </table:table-cell>
          <table:table-cell office:value-type="float" office:value="38.500705" calcext:value-type="float">
            <text:p>38.500705</text:p>
          </table:table-cell>
          <table:table-cell office:value-type="float" office:value="1.84924715506" calcext:value-type="float">
            <text:p>1.8492471551</text:p>
          </table:table-cell>
          <table:table-cell table:number-columns-repeated="2" office:value-type="float" office:value="2.72247472537" calcext:value-type="float">
            <text:p>2.7224747254</text:p>
          </table:table-cell>
          <table:table-cell office:value-type="float" office:value="1.34756933342" calcext:value-type="float">
            <text:p>1.3475693334</text:p>
          </table:table-cell>
          <table:table-cell table:number-columns-repeated="2" office:value-type="float" office:value="2.27540954835" calcext:value-type="float">
            <text:p>2.275409548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33137430207" calcext:value-type="float">
            <text:p>0.013313743</text:p>
          </table:table-cell>
          <table:table-cell table:number-columns-repeated="2" office:value-type="float" office:value="0.0116262160289" calcext:value-type="float">
            <text:p>0.011626216</text:p>
          </table:table-cell>
          <table:table-cell office:value-type="float" office:value="0.0378137912554" calcext:value-type="float">
            <text:p>0.0378137913</text:p>
          </table:table-cell>
          <table:table-cell table:number-columns-repeated="2" office:value-type="float" office:value="0.0294350630407" calcext:value-type="float">
            <text:p>0.029435063</text:p>
          </table:table-cell>
          <table:table-cell office:value-type="float" office:value="144.771134" calcext:value-type="float">
            <text:p>144.771134</text:p>
          </table:table-cell>
          <table:table-cell office:value-type="float" office:value="4.42855168674" calcext:value-type="float">
            <text:p>4.4285516867</text:p>
          </table:table-cell>
          <table:table-cell table:number-columns-repeated="2" office:value-type="float" office:value="3.08494924351" calcext:value-type="float">
            <text:p>3.0849492435</text:p>
          </table:table-cell>
          <table:table-cell office:value-type="float" office:value="6.64358805866" calcext:value-type="float">
            <text:p>6.6435880587</text:p>
          </table:table-cell>
          <table:table-cell table:number-columns-repeated="2" office:value-type="float" office:value="2.54740658931" calcext:value-type="float">
            <text:p>2.547406589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326192845702" calcext:value-type="float">
            <text:p>0.0032619285</text:p>
          </table:table-cell>
          <table:table-cell table:number-columns-repeated="2" office:value-type="float" office:value="0.00297747173514" calcext:value-type="float">
            <text:p>0.0029774717</text:p>
          </table:table-cell>
          <table:table-cell office:value-type="float" office:value="0.00780521350853" calcext:value-type="float">
            <text:p>0.0078052135</text:p>
          </table:table-cell>
          <table:table-cell table:number-columns-repeated="2" office:value-type="float" office:value="0.00743484749953" calcext:value-type="float">
            <text:p>0.0074348475</text:p>
          </table:table-cell>
          <table:table-cell office:value-type="float" office:value="829.991548" calcext:value-type="float">
            <text:p>829.991548</text:p>
          </table:table-cell>
          <table:table-cell office:value-type="float" office:value="4.08155580238" calcext:value-type="float">
            <text:p>4.0815558024</text:p>
          </table:table-cell>
          <table:table-cell table:number-columns-repeated="2" office:value-type="float" office:value="3.90472758874" calcext:value-type="float">
            <text:p>3.9047275887</text:p>
          </table:table-cell>
          <table:table-cell office:value-type="float" office:value="4.84468377631" calcext:value-type="float">
            <text:p>4.8446837763</text:p>
          </table:table-cell>
          <table:table-cell table:number-columns-repeated="2" office:value-type="float" office:value="3.95906749164" calcext:value-type="float">
            <text:p>3.9590674916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Spectral solver, Spectral space, A-grid, RK4, CFL=0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84959138914" calcext:value-type="float">
            <text:p>0.0068495914</text:p>
          </table:table-cell>
          <table:table-cell table:number-columns-repeated="2" office:value-type="float" office:value="0.00426156167478" calcext:value-type="float">
            <text:p>0.0042615617</text:p>
          </table:table-cell>
          <table:table-cell office:value-type="float" office:value="0.0153148324764" calcext:value-type="float">
            <text:p>0.0153148325</text:p>
          </table:table-cell>
          <table:table-cell table:number-columns-repeated="2" office:value-type="float" office:value="0.0113662787827" calcext:value-type="float">
            <text:p>0.0113662788</text:p>
          </table:table-cell>
          <table:table-cell office:value-type="float" office:value="4.403437" calcext:value-type="float">
            <text:p>4.403437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437056073147" calcext:value-type="float">
            <text:p>0.0004370561</text:p>
          </table:table-cell>
          <table:table-cell table:number-columns-repeated="2" office:value-type="float" office:value="0.000308791701681" calcext:value-type="float">
            <text:p>0.0003087917</text:p>
          </table:table-cell>
          <table:table-cell office:value-type="float" office:value="0.00109663632669" calcext:value-type="float">
            <text:p>0.0010966363</text:p>
          </table:table-cell>
          <table:table-cell table:number-columns-repeated="2" office:value-type="float" office:value="0.000799711459359" calcext:value-type="float">
            <text:p>0.0007997115</text:p>
          </table:table-cell>
          <table:table-cell office:value-type="float" office:value="9.243134" calcext:value-type="float">
            <text:p>9.243134</text:p>
          </table:table-cell>
          <table:table-cell office:value-type="float" office:value="15.6721112232" calcext:value-type="float">
            <text:p>15.6721112232</text:p>
          </table:table-cell>
          <table:table-cell table:number-columns-repeated="2" office:value-type="float" office:value="13.8007648897" calcext:value-type="float">
            <text:p>13.8007648897</text:p>
          </table:table-cell>
          <table:table-cell office:value-type="float" office:value="13.9652791939" calcext:value-type="float">
            <text:p>13.9652791939</text:p>
          </table:table-cell>
          <table:table-cell table:number-columns-repeated="2" office:value-type="float" office:value="14.2129747544" calcext:value-type="float">
            <text:p>14.212974754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419530051091" calcext:value-type="float">
            <text:p>0.000041953</text:p>
          </table:table-cell>
          <table:table-cell office:value-type="float" office:value="0.0000263594938771" calcext:value-type="float">
            <text:p>2.63594938771E-05</text:p>
          </table:table-cell>
          <table:table-cell office:value-type="float" office:value="0.0000263594938768" calcext:value-type="float">
            <text:p>2.63594938768E-05</text:p>
          </table:table-cell>
          <table:table-cell office:value-type="float" office:value="0.000203364658087" calcext:value-type="float">
            <text:p>0.0002033647</text:p>
          </table:table-cell>
          <table:table-cell office:value-type="float" office:value="0.0000803718457582" calcext:value-type="float">
            <text:p>8.03718457582E-05</text:p>
          </table:table-cell>
          <table:table-cell office:value-type="float" office:value="0.0000803718457605" calcext:value-type="float">
            <text:p>8.03718457605E-05</text:p>
          </table:table-cell>
          <table:table-cell office:value-type="float" office:value="20.194141" calcext:value-type="float">
            <text:p>20.194141</text:p>
          </table:table-cell>
          <table:table-cell office:value-type="float" office:value="10.4177536749" calcext:value-type="float">
            <text:p>10.4177536749</text:p>
          </table:table-cell>
          <table:table-cell office:value-type="float" office:value="11.7146293901" calcext:value-type="float">
            <text:p>11.7146293901</text:p>
          </table:table-cell>
          <table:table-cell office:value-type="float" office:value="11.7146293902" calcext:value-type="float">
            <text:p>11.7146293902</text:p>
          </table:table-cell>
          <table:table-cell office:value-type="float" office:value="5.39246266783" calcext:value-type="float">
            <text:p>5.3924626678</text:p>
          </table:table-cell>
          <table:table-cell office:value-type="float" office:value="9.9501442553" calcext:value-type="float">
            <text:p>9.9501442553</text:p>
          </table:table-cell>
          <table:table-cell office:value-type="float" office:value="9.95014425502" calcext:value-type="float">
            <text:p>9.95014425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56296438998" calcext:value-type="float">
            <text:p>1.56296438998E-05</text:p>
          </table:table-cell>
          <table:table-cell office:value-type="float" office:value="0.00000884864604404" calcext:value-type="float">
            <text:p>8.84864604404E-06</text:p>
          </table:table-cell>
          <table:table-cell office:value-type="float" office:value="0.00000884864604491" calcext:value-type="float">
            <text:p>8.84864604491E-06</text:p>
          </table:table-cell>
          <table:table-cell office:value-type="float" office:value="0.0000914848474384" calcext:value-type="float">
            <text:p>9.14848474384E-05</text:p>
          </table:table-cell>
          <table:table-cell office:value-type="float" office:value="0.0000441904901981" calcext:value-type="float">
            <text:p>4.41904901981E-05</text:p>
          </table:table-cell>
          <table:table-cell office:value-type="float" office:value="0.000044190490194" calcext:value-type="float">
            <text:p>4.4190490194E-05</text:p>
          </table:table-cell>
          <table:table-cell office:value-type="float" office:value="47.888814" calcext:value-type="float">
            <text:p>47.888814</text:p>
          </table:table-cell>
          <table:table-cell office:value-type="float" office:value="2.68419455863" calcext:value-type="float">
            <text:p>2.6841945586</text:p>
          </table:table-cell>
          <table:table-cell office:value-type="float" office:value="2.978929629" calcext:value-type="float">
            <text:p>2.978929629</text:p>
          </table:table-cell>
          <table:table-cell office:value-type="float" office:value="2.97892962867" calcext:value-type="float">
            <text:p>2.9789296287</text:p>
          </table:table-cell>
          <table:table-cell office:value-type="float" office:value="2.22293269084" calcext:value-type="float">
            <text:p>2.2229326908</text:p>
          </table:table-cell>
          <table:table-cell office:value-type="float" office:value="1.81875886413" calcext:value-type="float">
            <text:p>1.8187588641</text:p>
          </table:table-cell>
          <table:table-cell office:value-type="float" office:value="1.81875886435" calcext:value-type="float">
            <text:p>1.818758864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716419348052" calcext:value-type="float">
            <text:p>7.16419348052E-06</text:p>
          </table:table-cell>
          <table:table-cell office:value-type="float" office:value="0.00000405179607654" calcext:value-type="float">
            <text:p>4.05179607654E-06</text:p>
          </table:table-cell>
          <table:table-cell office:value-type="float" office:value="0.00000405179607618" calcext:value-type="float">
            <text:p>4.05179607618E-06</text:p>
          </table:table-cell>
          <table:table-cell office:value-type="float" office:value="0.0000836508853094" calcext:value-type="float">
            <text:p>8.36508853094E-05</text:p>
          </table:table-cell>
          <table:table-cell office:value-type="float" office:value="0.0000304765493334" calcext:value-type="float">
            <text:p>3.04765493334E-05</text:p>
          </table:table-cell>
          <table:table-cell office:value-type="float" office:value="0.0000304765493769" calcext:value-type="float">
            <text:p>3.04765493769E-05</text:p>
          </table:table-cell>
          <table:table-cell office:value-type="float" office:value="133.754376" calcext:value-type="float">
            <text:p>133.754376</text:p>
          </table:table-cell>
          <table:table-cell office:value-type="float" office:value="2.18163341656" calcext:value-type="float">
            <text:p>2.1816334166</text:p>
          </table:table-cell>
          <table:table-cell office:value-type="float" office:value="2.18388237633" calcext:value-type="float">
            <text:p>2.1838823763</text:p>
          </table:table-cell>
          <table:table-cell office:value-type="float" office:value="2.18388237674" calcext:value-type="float">
            <text:p>2.1838823767</text:p>
          </table:table-cell>
          <table:table-cell office:value-type="float" office:value="1.09365067805" calcext:value-type="float">
            <text:p>1.0936506781</text:p>
          </table:table-cell>
          <table:table-cell office:value-type="float" office:value="1.44998338607" calcext:value-type="float">
            <text:p>1.4499833861</text:p>
          </table:table-cell>
          <table:table-cell office:value-type="float" office:value="1.44998338386" calcext:value-type="float">
            <text:p>1.449983383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office:value-type="float" office:value="0.00000322297059946" calcext:value-type="float">
            <text:p>3.22E-06</text:p>
          </table:table-cell>
          <table:table-cell office:value-type="float" office:value="0.00000184648386031" calcext:value-type="float">
            <text:p>1.84648386031E-06</text:p>
          </table:table-cell>
          <table:table-cell office:value-type="float" office:value="0.00000184648385977" calcext:value-type="float">
            <text:p>1.84648385977E-06</text:p>
          </table:table-cell>
          <table:table-cell office:value-type="float" office:value="0.0000596562217052" calcext:value-type="float">
            <text:p>5.96562217052E-05</text:p>
          </table:table-cell>
          <table:table-cell office:value-type="float" office:value="0.0000193486614325" calcext:value-type="float">
            <text:p>1.93486614325E-05</text:p>
          </table:table-cell>
          <table:table-cell office:value-type="float" office:value="0.0000193486614226" calcext:value-type="float">
            <text:p>1.93486614226E-05</text:p>
          </table:table-cell>
          <table:table-cell office:value-type="float" office:value="592.670296" calcext:value-type="float">
            <text:p>592.670296</text:p>
          </table:table-cell>
          <table:table-cell office:value-type="float" office:value="2.22285412151" calcext:value-type="float">
            <text:p>2.2228541215</text:p>
          </table:table-cell>
          <table:table-cell office:value-type="float" office:value="2.19433062137" calcext:value-type="float">
            <text:p>2.1943306214</text:p>
          </table:table-cell>
          <table:table-cell office:value-type="float" office:value="2.19433062181" calcext:value-type="float">
            <text:p>2.1943306218</text:p>
          </table:table-cell>
          <table:table-cell office:value-type="float" office:value="1.40221561001" calcext:value-type="float">
            <text:p>1.40221561</text:p>
          </table:table-cell>
          <table:table-cell office:value-type="float" office:value="1.5751244312" calcext:value-type="float">
            <text:p>1.5751244312</text:p>
          </table:table-cell>
          <table:table-cell office:value-type="float" office:value="1.57512443426" calcext:value-type="float">
            <text:p>1.5751244343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REXI SUMPAR solver (h=0.2, m=1), A-grid, DT=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8390745116" calcext:value-type="float">
            <text:p>1.0839074512</text:p>
          </table:table-cell>
          <table:table-cell table:number-columns-repeated="2" office:value-type="float" office:value="0.0851119491918" calcext:value-type="float">
            <text:p>0.0851119492</text:p>
          </table:table-cell>
          <table:table-cell office:value-type="float" office:value="1.49290908214" calcext:value-type="float">
            <text:p>1.4929090821</text:p>
          </table:table-cell>
          <table:table-cell table:number-columns-repeated="2" office:value-type="float" office:value="0.201989466412" calcext:value-type="float">
            <text:p>0.2019894664</text:p>
          </table:table-cell>
          <table:table-cell office:value-type="float" office:value="0.020407" calcext:value-type="float">
            <text:p>0.020407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8390019285" calcext:value-type="float">
            <text:p>1.0839001929</text:p>
          </table:table-cell>
          <table:table-cell table:number-columns-repeated="2" office:value-type="float" office:value="0.0851173655179" calcext:value-type="float">
            <text:p>0.0851173655</text:p>
          </table:table-cell>
          <table:table-cell office:value-type="float" office:value="1.50725977264" calcext:value-type="float">
            <text:p>1.5072597726</text:p>
          </table:table-cell>
          <table:table-cell table:number-columns-repeated="2" office:value-type="float" office:value="0.208545820636" calcext:value-type="float">
            <text:p>0.2085458206</text:p>
          </table:table-cell>
          <table:table-cell office:value-type="float" office:value="0.033086" calcext:value-type="float">
            <text:p>0.033086</text:p>
          </table:table-cell>
          <table:table-cell office:value-type="float" office:value="1.00000669647" calcext:value-type="float">
            <text:p>1.0000066965</text:p>
          </table:table-cell>
          <table:table-cell table:number-columns-repeated="2" office:value-type="float" office:value="0.99993636638" calcext:value-type="float">
            <text:p>0.9999363664</text:p>
          </table:table-cell>
          <table:table-cell office:value-type="float" office:value="0.990478953422" calcext:value-type="float">
            <text:p>0.9904789534</text:p>
          </table:table-cell>
          <table:table-cell table:number-columns-repeated="2" office:value-type="float" office:value="0.968561565012" calcext:value-type="float">
            <text:p>0.9685615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8389828272" calcext:value-type="float">
            <text:p>1.0838982827</text:p>
          </table:table-cell>
          <table:table-cell table:number-columns-repeated="2" office:value-type="float" office:value="0.0851187901518" calcext:value-type="float">
            <text:p>0.0851187902</text:p>
          </table:table-cell>
          <table:table-cell office:value-type="float" office:value="1.51089410161" calcext:value-type="float">
            <text:p>1.5108941016</text:p>
          </table:table-cell>
          <table:table-cell table:number-columns-repeated="2" office:value-type="float" office:value="0.209610027248" calcext:value-type="float">
            <text:p>0.2096100272</text:p>
          </table:table-cell>
          <table:table-cell office:value-type="float" office:value="0.049161" calcext:value-type="float">
            <text:p>0.049161</text:p>
          </table:table-cell>
          <table:table-cell office:value-type="float" office:value="1.00000176228" calcext:value-type="float">
            <text:p>1.0000017623</text:p>
          </table:table-cell>
          <table:table-cell table:number-columns-repeated="2" office:value-type="float" office:value="0.999983262992" calcext:value-type="float">
            <text:p>0.999983263</text:p>
          </table:table-cell>
          <table:table-cell office:value-type="float" office:value="0.997594583918" calcext:value-type="float">
            <text:p>0.9975945839</text:p>
          </table:table-cell>
          <table:table-cell table:number-columns-repeated="2" office:value-type="float" office:value="0.994922921265" calcext:value-type="float">
            <text:p>0.99492292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08389779906" calcext:value-type="float">
            <text:p>1.0838977991</text:p>
          </table:table-cell>
          <table:table-cell table:number-columns-repeated="2" office:value-type="float" office:value="0.0851191508171" calcext:value-type="float">
            <text:p>0.0851191508</text:p>
          </table:table-cell>
          <table:table-cell office:value-type="float" office:value="1.51180594773" calcext:value-type="float">
            <text:p>1.5118059477</text:p>
          </table:table-cell>
          <table:table-cell table:number-columns-repeated="2" office:value-type="float" office:value="0.20989835874" calcext:value-type="float">
            <text:p>0.2098983587</text:p>
          </table:table-cell>
          <table:table-cell office:value-type="float" office:value="0.441161" calcext:value-type="float">
            <text:p>0.441161</text:p>
          </table:table-cell>
          <table:table-cell office:value-type="float" office:value="1.00000044622" calcext:value-type="float">
            <text:p>1.0000004462</text:p>
          </table:table-cell>
          <table:table-cell table:number-columns-repeated="2" office:value-type="float" office:value="0.999995762818" calcext:value-type="float">
            <text:p>0.9999957628</text:p>
          </table:table-cell>
          <table:table-cell office:value-type="float" office:value="0.99939684976" calcext:value-type="float">
            <text:p>0.9993968498</text:p>
          </table:table-cell>
          <table:table-cell table:number-columns-repeated="2" office:value-type="float" office:value="0.99862632803" calcext:value-type="float">
            <text:p>0.99862632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08389767776" calcext:value-type="float">
            <text:p>1.0838976778</text:p>
          </table:table-cell>
          <table:table-cell table:number-columns-repeated="2" office:value-type="float" office:value="0.085119241264" calcext:value-type="float">
            <text:p>0.0851192413</text:p>
          </table:table-cell>
          <table:table-cell office:value-type="float" office:value="1.51203411114" calcext:value-type="float">
            <text:p>1.5120341111</text:p>
          </table:table-cell>
          <table:table-cell table:number-columns-repeated="2" office:value-type="float" office:value="0.209957261221" calcext:value-type="float">
            <text:p>0.2099572612</text:p>
          </table:table-cell>
          <table:table-cell office:value-type="float" office:value="1.571924" calcext:value-type="float">
            <text:p>1.571924</text:p>
          </table:table-cell>
          <table:table-cell office:value-type="float" office:value="1.00000011191" calcext:value-type="float">
            <text:p>1.0000001119</text:p>
          </table:table-cell>
          <table:table-cell table:number-columns-repeated="2" office:value-type="float" office:value="0.999998937409" calcext:value-type="float">
            <text:p>0.9999989374</text:p>
          </table:table-cell>
          <table:table-cell office:value-type="float" office:value="0.999849101678" calcext:value-type="float">
            <text:p>0.9998491017</text:p>
          </table:table-cell>
          <table:table-cell table:number-columns-repeated="2" office:value-type="float" office:value="0.999719454899" calcext:value-type="float">
            <text:p>0.999719454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08389764741" calcext:value-type="float">
            <text:p>1.0838976474</text:p>
          </table:table-cell>
          <table:table-cell table:number-columns-repeated="2" office:value-type="float" office:value="0.0851192638946" calcext:value-type="float">
            <text:p>0.0851192639</text:p>
          </table:table-cell>
          <table:table-cell office:value-type="float" office:value="1.51209116441" calcext:value-type="float">
            <text:p>1.5120911644</text:p>
          </table:table-cell>
          <table:table-cell table:number-columns-repeated="2" office:value-type="float" office:value="0.209978882604" calcext:value-type="float">
            <text:p>0.2099788826</text:p>
          </table:table-cell>
          <table:table-cell office:value-type="float" office:value="5.275728" calcext:value-type="float">
            <text:p>5.275728</text:p>
          </table:table-cell>
          <table:table-cell office:value-type="float" office:value="1.000000028" calcext:value-type="float">
            <text:p>1.000000028</text:p>
          </table:table-cell>
          <table:table-cell table:number-columns-repeated="2" office:value-type="float" office:value="0.999999734131" calcext:value-type="float">
            <text:p>0.9999997341</text:p>
          </table:table-cell>
          <table:table-cell office:value-type="float" office:value="0.999962268631" calcext:value-type="float">
            <text:p>0.9999622686</text:p>
          </table:table-cell>
          <table:table-cell table:number-columns-repeated="2" office:value-type="float" office:value="0.999897030679" calcext:value-type="float">
            <text:p>0.999897030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REXI SUMPAR solver (h=0.2, m=2), A-grid, DT=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44989065698" calcext:value-type="float">
            <text:p>0.5449890657</text:p>
          </table:table-cell>
          <table:table-cell table:number-columns-repeated="2" office:value-type="float" office:value="0.0851119491918" calcext:value-type="float">
            <text:p>0.0851119492</text:p>
          </table:table-cell>
          <table:table-cell office:value-type="float" office:value="0.938369149527" calcext:value-type="float">
            <text:p>0.9383691495</text:p>
          </table:table-cell>
          <table:table-cell table:number-columns-repeated="2" office:value-type="float" office:value="0.201989466412" calcext:value-type="float">
            <text:p>0.2019894664</text:p>
          </table:table-cell>
          <table:table-cell office:value-type="float" office:value="0.021251" calcext:value-type="float">
            <text:p>0.02125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44985792997" calcext:value-type="float">
            <text:p>0.544985793</text:p>
          </table:table-cell>
          <table:table-cell table:number-columns-repeated="2" office:value-type="float" office:value="0.0851173655179" calcext:value-type="float">
            <text:p>0.0851173655</text:p>
          </table:table-cell>
          <table:table-cell office:value-type="float" office:value="0.952723683187" calcext:value-type="float">
            <text:p>0.9527236832</text:p>
          </table:table-cell>
          <table:table-cell table:number-columns-repeated="2" office:value-type="float" office:value="0.208545820636" calcext:value-type="float">
            <text:p>0.2085458206</text:p>
          </table:table-cell>
          <table:table-cell office:value-type="float" office:value="0.034471" calcext:value-type="float">
            <text:p>0.034471</text:p>
          </table:table-cell>
          <table:table-cell office:value-type="float" office:value="1.00000600511" calcext:value-type="float">
            <text:p>1.0000060051</text:p>
          </table:table-cell>
          <table:table-cell table:number-columns-repeated="2" office:value-type="float" office:value="0.99993636638" calcext:value-type="float">
            <text:p>0.9999363664</text:p>
          </table:table-cell>
          <table:table-cell office:value-type="float" office:value="0.98493316172" calcext:value-type="float">
            <text:p>0.9849331617</text:p>
          </table:table-cell>
          <table:table-cell table:number-columns-repeated="2" office:value-type="float" office:value="0.968561565012" calcext:value-type="float">
            <text:p>0.9685615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44984931238" calcext:value-type="float">
            <text:p>0.5449849312</text:p>
          </table:table-cell>
          <table:table-cell table:number-columns-repeated="2" office:value-type="float" office:value="0.0851187901518" calcext:value-type="float">
            <text:p>0.0851187902</text:p>
          </table:table-cell>
          <table:table-cell office:value-type="float" office:value="0.956359023366" calcext:value-type="float">
            <text:p>0.9563590234</text:p>
          </table:table-cell>
          <table:table-cell table:number-columns-repeated="2" office:value-type="float" office:value="0.209610027248" calcext:value-type="float">
            <text:p>0.2096100272</text:p>
          </table:table-cell>
          <table:table-cell office:value-type="float" office:value="0.069399" calcext:value-type="float">
            <text:p>0.069399</text:p>
          </table:table-cell>
          <table:table-cell office:value-type="float" office:value="1.00000158125" calcext:value-type="float">
            <text:p>1.0000015813</text:p>
          </table:table-cell>
          <table:table-cell table:number-columns-repeated="2" office:value-type="float" office:value="0.999983262992" calcext:value-type="float">
            <text:p>0.999983263</text:p>
          </table:table-cell>
          <table:table-cell office:value-type="float" office:value="0.996198770451" calcext:value-type="float">
            <text:p>0.9961987705</text:p>
          </table:table-cell>
          <table:table-cell table:number-columns-repeated="2" office:value-type="float" office:value="0.994922921265" calcext:value-type="float">
            <text:p>0.99492292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44984712999" calcext:value-type="float">
            <text:p>0.544984713</text:p>
          </table:table-cell>
          <table:table-cell table:number-columns-repeated="2" office:value-type="float" office:value="0.0851191508171" calcext:value-type="float">
            <text:p>0.0851191508</text:p>
          </table:table-cell>
          <table:table-cell office:value-type="float" office:value="0.957271125518" calcext:value-type="float">
            <text:p>0.9572711255</text:p>
          </table:table-cell>
          <table:table-cell table:number-columns-repeated="2" office:value-type="float" office:value="0.20989835874" calcext:value-type="float">
            <text:p>0.2098983587</text:p>
          </table:table-cell>
          <table:table-cell office:value-type="float" office:value="0.447871" calcext:value-type="float">
            <text:p>0.447871</text:p>
          </table:table-cell>
          <table:table-cell office:value-type="float" office:value="1.00000040045" calcext:value-type="float">
            <text:p>1.0000004005</text:p>
          </table:table-cell>
          <table:table-cell table:number-columns-repeated="2" office:value-type="float" office:value="0.999995762818" calcext:value-type="float">
            <text:p>0.9999957628</text:p>
          </table:table-cell>
          <table:table-cell office:value-type="float" office:value="0.999047185142" calcext:value-type="float">
            <text:p>0.9990471851</text:p>
          </table:table-cell>
          <table:table-cell table:number-columns-repeated="2" office:value-type="float" office:value="0.99862632803" calcext:value-type="float">
            <text:p>0.99862632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44984658264" calcext:value-type="float">
            <text:p>0.5449846583</text:p>
          </table:table-cell>
          <table:table-cell table:number-columns-repeated="2" office:value-type="float" office:value="0.085119241264" calcext:value-type="float">
            <text:p>0.0851192413</text:p>
          </table:table-cell>
          <table:table-cell office:value-type="float" office:value="0.957499353139" calcext:value-type="float">
            <text:p>0.9574993531</text:p>
          </table:table-cell>
          <table:table-cell table:number-columns-repeated="2" office:value-type="float" office:value="0.209957261221" calcext:value-type="float">
            <text:p>0.2099572612</text:p>
          </table:table-cell>
          <table:table-cell office:value-type="float" office:value="1.610605" calcext:value-type="float">
            <text:p>1.610605</text:p>
          </table:table-cell>
          <table:table-cell office:value-type="float" office:value="1.00000010043" calcext:value-type="float">
            <text:p>1.0000001004</text:p>
          </table:table-cell>
          <table:table-cell table:number-columns-repeated="2" office:value-type="float" office:value="0.999998937409" calcext:value-type="float">
            <text:p>0.9999989374</text:p>
          </table:table-cell>
          <table:table-cell office:value-type="float" office:value="0.99976164201" calcext:value-type="float">
            <text:p>0.999761642</text:p>
          </table:table-cell>
          <table:table-cell table:number-columns-repeated="2" office:value-type="float" office:value="0.999719454899" calcext:value-type="float">
            <text:p>0.999719454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44984644568" calcext:value-type="float">
            <text:p>0.5449846446</text:p>
          </table:table-cell>
          <table:table-cell table:number-columns-repeated="2" office:value-type="float" office:value="0.0851192638946" calcext:value-type="float">
            <text:p>0.0851192639</text:p>
          </table:table-cell>
          <table:table-cell office:value-type="float" office:value="0.95755642248" calcext:value-type="float">
            <text:p>0.9575564225</text:p>
          </table:table-cell>
          <table:table-cell table:number-columns-repeated="2" office:value-type="float" office:value="0.209978882604" calcext:value-type="float">
            <text:p>0.2099788826</text:p>
          </table:table-cell>
          <table:table-cell office:value-type="float" office:value="5.272327" calcext:value-type="float">
            <text:p>5.272327</text:p>
          </table:table-cell>
          <table:table-cell office:value-type="float" office:value="1.00000002513" calcext:value-type="float">
            <text:p>1.0000000251</text:p>
          </table:table-cell>
          <table:table-cell table:number-columns-repeated="2" office:value-type="float" office:value="0.999999734131" calcext:value-type="float">
            <text:p>0.9999997341</text:p>
          </table:table-cell>
          <table:table-cell office:value-type="float" office:value="0.999940401067" calcext:value-type="float">
            <text:p>0.9999404011</text:p>
          </table:table-cell>
          <table:table-cell table:number-columns-repeated="2" office:value-type="float" office:value="0.999897030679" calcext:value-type="float">
            <text:p>0.999897030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REXI SUMPAR solver (h=0.2, m=4), A-grid, DT=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0629031303" calcext:value-type="float">
            <text:p>0.1806290313</text:p>
          </table:table-cell>
          <table:table-cell table:number-columns-repeated="2" office:value-type="float" office:value="0.0851119491918" calcext:value-type="float">
            <text:p>0.0851119492</text:p>
          </table:table-cell>
          <table:table-cell office:value-type="float" office:value="0.431307359945" calcext:value-type="float">
            <text:p>0.4313073599</text:p>
          </table:table-cell>
          <table:table-cell table:number-columns-repeated="2" office:value-type="float" office:value="0.201989466412" calcext:value-type="float">
            <text:p>0.2019894664</text:p>
          </table:table-cell>
          <table:table-cell office:value-type="float" office:value="0.022963" calcext:value-type="float">
            <text:p>0.022963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80629300919" calcext:value-type="float">
            <text:p>0.1806293009</text:p>
          </table:table-cell>
          <table:table-cell table:number-columns-repeated="2" office:value-type="float" office:value="0.0851173655179" calcext:value-type="float">
            <text:p>0.0851173655</text:p>
          </table:table-cell>
          <table:table-cell office:value-type="float" office:value="0.445665407719" calcext:value-type="float">
            <text:p>0.4456654077</text:p>
          </table:table-cell>
          <table:table-cell table:number-columns-repeated="2" office:value-type="float" office:value="0.208545820636" calcext:value-type="float">
            <text:p>0.2085458206</text:p>
          </table:table-cell>
          <table:table-cell office:value-type="float" office:value="0.037469" calcext:value-type="float">
            <text:p>0.037469</text:p>
          </table:table-cell>
          <table:table-cell office:value-type="float" office:value="0.999998507352" calcext:value-type="float">
            <text:p>0.9999985074</text:p>
          </table:table-cell>
          <table:table-cell table:number-columns-repeated="2" office:value-type="float" office:value="0.99993636638" calcext:value-type="float">
            <text:p>0.9999363664</text:p>
          </table:table-cell>
          <table:table-cell office:value-type="float" office:value="0.967782898279" calcext:value-type="float">
            <text:p>0.9677828983</text:p>
          </table:table-cell>
          <table:table-cell table:number-columns-repeated="2" office:value-type="float" office:value="0.968561565012" calcext:value-type="float">
            <text:p>0.9685615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80629369912" calcext:value-type="float">
            <text:p>0.1806293699</text:p>
          </table:table-cell>
          <table:table-cell table:number-columns-repeated="2" office:value-type="float" office:value="0.0851187901518" calcext:value-type="float">
            <text:p>0.0851187902</text:p>
          </table:table-cell>
          <table:table-cell office:value-type="float" office:value="0.449301672532" calcext:value-type="float">
            <text:p>0.4493016725</text:p>
          </table:table-cell>
          <table:table-cell table:number-columns-repeated="2" office:value-type="float" office:value="0.209610027248" calcext:value-type="float">
            <text:p>0.2096100272</text:p>
          </table:table-cell>
          <table:table-cell office:value-type="float" office:value="0.064089" calcext:value-type="float">
            <text:p>0.064089</text:p>
          </table:table-cell>
          <table:table-cell office:value-type="float" office:value="0.999999618041" calcext:value-type="float">
            <text:p>0.999999618</text:p>
          </table:table-cell>
          <table:table-cell table:number-columns-repeated="2" office:value-type="float" office:value="0.999983262992" calcext:value-type="float">
            <text:p>0.999983263</text:p>
          </table:table-cell>
          <table:table-cell office:value-type="float" office:value="0.991906852266" calcext:value-type="float">
            <text:p>0.9919068523</text:p>
          </table:table-cell>
          <table:table-cell table:number-columns-repeated="2" office:value-type="float" office:value="0.994922921265" calcext:value-type="float">
            <text:p>0.99492292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80629387247" calcext:value-type="float">
            <text:p>0.1806293872</text:p>
          </table:table-cell>
          <table:table-cell table:number-columns-repeated="2" office:value-type="float" office:value="0.0851191508171" calcext:value-type="float">
            <text:p>0.0851191508</text:p>
          </table:table-cell>
          <table:table-cell office:value-type="float" office:value="0.450214008798" calcext:value-type="float">
            <text:p>0.4502140088</text:p>
          </table:table-cell>
          <table:table-cell table:number-columns-repeated="2" office:value-type="float" office:value="0.20989835874" calcext:value-type="float">
            <text:p>0.2098983587</text:p>
          </table:table-cell>
          <table:table-cell office:value-type="float" office:value="0.470516" calcext:value-type="float">
            <text:p>0.470516</text:p>
          </table:table-cell>
          <table:table-cell office:value-type="float" office:value="0.99999990403" calcext:value-type="float">
            <text:p>0.999999904</text:p>
          </table:table-cell>
          <table:table-cell table:number-columns-repeated="2" office:value-type="float" office:value="0.999995762818" calcext:value-type="float">
            <text:p>0.9999957628</text:p>
          </table:table-cell>
          <table:table-cell office:value-type="float" office:value="0.997973549805" calcext:value-type="float">
            <text:p>0.9979735498</text:p>
          </table:table-cell>
          <table:table-cell table:number-columns-repeated="2" office:value-type="float" office:value="0.99862632803" calcext:value-type="float">
            <text:p>0.99862632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80629391588" calcext:value-type="float">
            <text:p>0.1806293916</text:p>
          </table:table-cell>
          <table:table-cell table:number-columns-repeated="2" office:value-type="float" office:value="0.085119241264" calcext:value-type="float">
            <text:p>0.0851192413</text:p>
          </table:table-cell>
          <table:table-cell office:value-type="float" office:value="0.450442295135" calcext:value-type="float">
            <text:p>0.4504422951</text:p>
          </table:table-cell>
          <table:table-cell table:number-columns-repeated="2" office:value-type="float" office:value="0.209957261221" calcext:value-type="float">
            <text:p>0.2099572612</text:p>
          </table:table-cell>
          <table:table-cell office:value-type="float" office:value="1.69941" calcext:value-type="float">
            <text:p>1.69941</text:p>
          </table:table-cell>
          <table:table-cell office:value-type="float" office:value="0.999999975967" calcext:value-type="float">
            <text:p>0.999999976</text:p>
          </table:table-cell>
          <table:table-cell table:number-columns-repeated="2" office:value-type="float" office:value="0.999998937409" calcext:value-type="float">
            <text:p>0.9999989374</text:p>
          </table:table-cell>
          <table:table-cell office:value-type="float" office:value="0.999493195156" calcext:value-type="float">
            <text:p>0.9994931952</text:p>
          </table:table-cell>
          <table:table-cell table:number-columns-repeated="2" office:value-type="float" office:value="0.999719454899" calcext:value-type="float">
            <text:p>0.999719454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0629392673" calcext:value-type="float">
            <text:p>0.1806293927</text:p>
          </table:table-cell>
          <table:table-cell table:number-columns-repeated="2" office:value-type="float" office:value="0.0851192638946" calcext:value-type="float">
            <text:p>0.0851192639</text:p>
          </table:table-cell>
          <table:table-cell office:value-type="float" office:value="0.450499379165" calcext:value-type="float">
            <text:p>0.4504993792</text:p>
          </table:table-cell>
          <table:table-cell table:number-columns-repeated="2" office:value-type="float" office:value="0.209978882604" calcext:value-type="float">
            <text:p>0.2099788826</text:p>
          </table:table-cell>
          <table:table-cell office:value-type="float" office:value="5.467134" calcext:value-type="float">
            <text:p>5.467134</text:p>
          </table:table-cell>
          <table:table-cell office:value-type="float" office:value="0.999999993993" calcext:value-type="float">
            <text:p>0.999999994</text:p>
          </table:table-cell>
          <table:table-cell table:number-columns-repeated="2" office:value-type="float" office:value="0.999999734131" calcext:value-type="float">
            <text:p>0.9999997341</text:p>
          </table:table-cell>
          <table:table-cell office:value-type="float" office:value="0.999873287217" calcext:value-type="float">
            <text:p>0.9998732872</text:p>
          </table:table-cell>
          <table:table-cell table:number-columns-repeated="2" office:value-type="float" office:value="0.999897030679" calcext:value-type="float">
            <text:p>0.999897030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REXI SUMPAR solver (h=0.2, m=8), A-grid, DT=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0486540303" calcext:value-type="float">
            <text:p>0.1804865403</text:p>
          </table:table-cell>
          <table:table-cell table:number-columns-repeated="2" office:value-type="float" office:value="0.0851119491918" calcext:value-type="float">
            <text:p>0.0851119492</text:p>
          </table:table-cell>
          <table:table-cell office:value-type="float" office:value="0.424134121284" calcext:value-type="float">
            <text:p>0.4241341213</text:p>
          </table:table-cell>
          <table:table-cell table:number-columns-repeated="2" office:value-type="float" office:value="0.201989466412" calcext:value-type="float">
            <text:p>0.2019894664</text:p>
          </table:table-cell>
          <table:table-cell office:value-type="float" office:value="0.026033" calcext:value-type="float">
            <text:p>0.026033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80486812108" calcext:value-type="float">
            <text:p>0.1804868121</text:p>
          </table:table-cell>
          <table:table-cell table:number-columns-repeated="2" office:value-type="float" office:value="0.0851173655179" calcext:value-type="float">
            <text:p>0.0851173655</text:p>
          </table:table-cell>
          <table:table-cell office:value-type="float" office:value="0.43849221877" calcext:value-type="float">
            <text:p>0.4384922188</text:p>
          </table:table-cell>
          <table:table-cell table:number-columns-repeated="2" office:value-type="float" office:value="0.208545820636" calcext:value-type="float">
            <text:p>0.2085458206</text:p>
          </table:table-cell>
          <table:table-cell office:value-type="float" office:value="0.05236" calcext:value-type="float">
            <text:p>0.05236</text:p>
          </table:table-cell>
          <table:table-cell office:value-type="float" office:value="0.999998494045" calcext:value-type="float">
            <text:p>0.999998494</text:p>
          </table:table-cell>
          <table:table-cell table:number-columns-repeated="2" office:value-type="float" office:value="0.99993636638" calcext:value-type="float">
            <text:p>0.9999363664</text:p>
          </table:table-cell>
          <table:table-cell office:value-type="float" office:value="0.967255753075" calcext:value-type="float">
            <text:p>0.9672557531</text:p>
          </table:table-cell>
          <table:table-cell table:number-columns-repeated="2" office:value-type="float" office:value="0.968561565012" calcext:value-type="float">
            <text:p>0.9685615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80486881675" calcext:value-type="float">
            <text:p>0.1804868817</text:p>
          </table:table-cell>
          <table:table-cell table:number-columns-repeated="2" office:value-type="float" office:value="0.0851187901518" calcext:value-type="float">
            <text:p>0.0851187902</text:p>
          </table:table-cell>
          <table:table-cell office:value-type="float" office:value="0.442128496664" calcext:value-type="float">
            <text:p>0.4421284967</text:p>
          </table:table-cell>
          <table:table-cell table:number-columns-repeated="2" office:value-type="float" office:value="0.209610027248" calcext:value-type="float">
            <text:p>0.2096100272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0.999999614559" calcext:value-type="float">
            <text:p>0.9999996146</text:p>
          </table:table-cell>
          <table:table-cell table:number-columns-repeated="2" office:value-type="float" office:value="0.999983262992" calcext:value-type="float">
            <text:p>0.999983263</text:p>
          </table:table-cell>
          <table:table-cell office:value-type="float" office:value="0.991775517929" calcext:value-type="float">
            <text:p>0.9917755179</text:p>
          </table:table-cell>
          <table:table-cell table:number-columns-repeated="2" office:value-type="float" office:value="0.994922921265" calcext:value-type="float">
            <text:p>0.99492292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80486899156" calcext:value-type="float">
            <text:p>0.1804868992</text:p>
          </table:table-cell>
          <table:table-cell table:number-columns-repeated="2" office:value-type="float" office:value="0.0851191508171" calcext:value-type="float">
            <text:p>0.0851191508</text:p>
          </table:table-cell>
          <table:table-cell office:value-type="float" office:value="0.443040836242" calcext:value-type="float">
            <text:p>0.4430408362</text:p>
          </table:table-cell>
          <table:table-cell table:number-columns-repeated="2" office:value-type="float" office:value="0.20989835874" calcext:value-type="float">
            <text:p>0.2098983587</text:p>
          </table:table-cell>
          <table:table-cell office:value-type="float" office:value="0.524563" calcext:value-type="float">
            <text:p>0.524563</text:p>
          </table:table-cell>
          <table:table-cell office:value-type="float" office:value="0.999999903145" calcext:value-type="float">
            <text:p>0.9999999031</text:p>
          </table:table-cell>
          <table:table-cell table:number-columns-repeated="2" office:value-type="float" office:value="0.999995762818" calcext:value-type="float">
            <text:p>0.9999957628</text:p>
          </table:table-cell>
          <table:table-cell office:value-type="float" office:value="0.997940732539" calcext:value-type="float">
            <text:p>0.9979407325</text:p>
          </table:table-cell>
          <table:table-cell table:number-columns-repeated="2" office:value-type="float" office:value="0.99862632803" calcext:value-type="float">
            <text:p>0.99862632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80486903534" calcext:value-type="float">
            <text:p>0.1804869035</text:p>
          </table:table-cell>
          <table:table-cell table:number-columns-repeated="2" office:value-type="float" office:value="0.085119241264" calcext:value-type="float">
            <text:p>0.0851192413</text:p>
          </table:table-cell>
          <table:table-cell office:value-type="float" office:value="0.443269123409" calcext:value-type="float">
            <text:p>0.4432691234</text:p>
          </table:table-cell>
          <table:table-cell table:number-columns-repeated="2" office:value-type="float" office:value="0.209957261221" calcext:value-type="float">
            <text:p>0.2099572612</text:p>
          </table:table-cell>
          <table:table-cell office:value-type="float" office:value="1.853023" calcext:value-type="float">
            <text:p>1.853023</text:p>
          </table:table-cell>
          <table:table-cell office:value-type="float" office:value="0.999999975743" calcext:value-type="float">
            <text:p>0.9999999757</text:p>
          </table:table-cell>
          <table:table-cell table:number-columns-repeated="2" office:value-type="float" office:value="0.999998937409" calcext:value-type="float">
            <text:p>0.9999989374</text:p>
          </table:table-cell>
          <table:table-cell office:value-type="float" office:value="0.99948499195" calcext:value-type="float">
            <text:p>0.999484992</text:p>
          </table:table-cell>
          <table:table-cell table:number-columns-repeated="2" office:value-type="float" office:value="0.999719454899" calcext:value-type="float">
            <text:p>0.999719454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0486904627" calcext:value-type="float">
            <text:p>0.1804869046</text:p>
          </table:table-cell>
          <table:table-cell table:number-columns-repeated="2" office:value-type="float" office:value="0.0851192638946" calcext:value-type="float">
            <text:p>0.0851192639</text:p>
          </table:table-cell>
          <table:table-cell office:value-type="float" office:value="0.443326207647" calcext:value-type="float">
            <text:p>0.4433262076</text:p>
          </table:table-cell>
          <table:table-cell table:number-columns-repeated="2" office:value-type="float" office:value="0.209978882604" calcext:value-type="float">
            <text:p>0.2099788826</text:p>
          </table:table-cell>
          <table:table-cell office:value-type="float" office:value="5.844748" calcext:value-type="float">
            <text:p>5.844748</text:p>
          </table:table-cell>
          <table:table-cell office:value-type="float" office:value="0.999999993944" calcext:value-type="float">
            <text:p>0.9999999939</text:p>
          </table:table-cell>
          <table:table-cell table:number-columns-repeated="2" office:value-type="float" office:value="0.999999734131" calcext:value-type="float">
            <text:p>0.9999997341</text:p>
          </table:table-cell>
          <table:table-cell office:value-type="float" office:value="0.999871236491" calcext:value-type="float">
            <text:p>0.9998712365</text:p>
          </table:table-cell>
          <table:table-cell table:number-columns-repeated="2" office:value-type="float" office:value="0.999897030679" calcext:value-type="float">
            <text:p>0.999897030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REXI SUMPAR solver (h=0.2, m=16), A-grid, DT=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0486540303" calcext:value-type="float">
            <text:p>0.1804865403</text:p>
          </table:table-cell>
          <table:table-cell table:number-columns-repeated="2" office:value-type="float" office:value="0.0851119491918" calcext:value-type="float">
            <text:p>0.0851119492</text:p>
          </table:table-cell>
          <table:table-cell office:value-type="float" office:value="0.42413410642" calcext:value-type="float">
            <text:p>0.4241341064</text:p>
          </table:table-cell>
          <table:table-cell table:number-columns-repeated="2" office:value-type="float" office:value="0.201989466412" calcext:value-type="float">
            <text:p>0.2019894664</text:p>
          </table:table-cell>
          <table:table-cell office:value-type="float" office:value="0.034564" calcext:value-type="float">
            <text:p>0.03456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80486812108" calcext:value-type="float">
            <text:p>0.1804868121</text:p>
          </table:table-cell>
          <table:table-cell table:number-columns-repeated="2" office:value-type="float" office:value="0.0851173655179" calcext:value-type="float">
            <text:p>0.0851173655</text:p>
          </table:table-cell>
          <table:table-cell office:value-type="float" office:value="0.438492203906" calcext:value-type="float">
            <text:p>0.4384922039</text:p>
          </table:table-cell>
          <table:table-cell table:number-columns-repeated="2" office:value-type="float" office:value="0.208545820636" calcext:value-type="float">
            <text:p>0.2085458206</text:p>
          </table:table-cell>
          <table:table-cell office:value-type="float" office:value="0.073507" calcext:value-type="float">
            <text:p>0.073507</text:p>
          </table:table-cell>
          <table:table-cell office:value-type="float" office:value="0.999998494045" calcext:value-type="float">
            <text:p>0.999998494</text:p>
          </table:table-cell>
          <table:table-cell table:number-columns-repeated="2" office:value-type="float" office:value="0.99993636638" calcext:value-type="float">
            <text:p>0.9999363664</text:p>
          </table:table-cell>
          <table:table-cell office:value-type="float" office:value="0.967255751965" calcext:value-type="float">
            <text:p>0.967255752</text:p>
          </table:table-cell>
          <table:table-cell table:number-columns-repeated="2" office:value-type="float" office:value="0.968561565012" calcext:value-type="float">
            <text:p>0.9685615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80486881675" calcext:value-type="float">
            <text:p>0.1804868817</text:p>
          </table:table-cell>
          <table:table-cell table:number-columns-repeated="2" office:value-type="float" office:value="0.0851187901518" calcext:value-type="float">
            <text:p>0.0851187902</text:p>
          </table:table-cell>
          <table:table-cell office:value-type="float" office:value="0.4421284818" calcext:value-type="float">
            <text:p>0.4421284818</text:p>
          </table:table-cell>
          <table:table-cell table:number-columns-repeated="2" office:value-type="float" office:value="0.209610027248" calcext:value-type="float">
            <text:p>0.2096100272</text:p>
          </table:table-cell>
          <table:table-cell office:value-type="float" office:value="0.126269" calcext:value-type="float">
            <text:p>0.126269</text:p>
          </table:table-cell>
          <table:table-cell office:value-type="float" office:value="0.999999614559" calcext:value-type="float">
            <text:p>0.9999996146</text:p>
          </table:table-cell>
          <table:table-cell table:number-columns-repeated="2" office:value-type="float" office:value="0.999983262992" calcext:value-type="float">
            <text:p>0.999983263</text:p>
          </table:table-cell>
          <table:table-cell office:value-type="float" office:value="0.991775517652" calcext:value-type="float">
            <text:p>0.9917755177</text:p>
          </table:table-cell>
          <table:table-cell table:number-columns-repeated="2" office:value-type="float" office:value="0.994922921265" calcext:value-type="float">
            <text:p>0.99492292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80486899156" calcext:value-type="float">
            <text:p>0.1804868992</text:p>
          </table:table-cell>
          <table:table-cell table:number-columns-repeated="2" office:value-type="float" office:value="0.0851191508171" calcext:value-type="float">
            <text:p>0.0851191508</text:p>
          </table:table-cell>
          <table:table-cell office:value-type="float" office:value="0.443040821378" calcext:value-type="float">
            <text:p>0.4430408214</text:p>
          </table:table-cell>
          <table:table-cell table:number-columns-repeated="2" office:value-type="float" office:value="0.20989835874" calcext:value-type="float">
            <text:p>0.2098983587</text:p>
          </table:table-cell>
          <table:table-cell office:value-type="float" office:value="0.659581" calcext:value-type="float">
            <text:p>0.659581</text:p>
          </table:table-cell>
          <table:table-cell office:value-type="float" office:value="0.999999903145" calcext:value-type="float">
            <text:p>0.9999999031</text:p>
          </table:table-cell>
          <table:table-cell table:number-columns-repeated="2" office:value-type="float" office:value="0.999995762818" calcext:value-type="float">
            <text:p>0.9999957628</text:p>
          </table:table-cell>
          <table:table-cell office:value-type="float" office:value="0.99794073247" calcext:value-type="float">
            <text:p>0.9979407325</text:p>
          </table:table-cell>
          <table:table-cell table:number-columns-repeated="2" office:value-type="float" office:value="0.99862632803" calcext:value-type="float">
            <text:p>0.99862632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80486903534" calcext:value-type="float">
            <text:p>0.1804869035</text:p>
          </table:table-cell>
          <table:table-cell table:number-columns-repeated="2" office:value-type="float" office:value="0.085119241264" calcext:value-type="float">
            <text:p>0.0851192413</text:p>
          </table:table-cell>
          <table:table-cell office:value-type="float" office:value="0.443269108545" calcext:value-type="float">
            <text:p>0.4432691085</text:p>
          </table:table-cell>
          <table:table-cell table:number-columns-repeated="2" office:value-type="float" office:value="0.209957261221" calcext:value-type="float">
            <text:p>0.2099572612</text:p>
          </table:table-cell>
          <table:table-cell office:value-type="float" office:value="2.261671" calcext:value-type="float">
            <text:p>2.261671</text:p>
          </table:table-cell>
          <table:table-cell office:value-type="float" office:value="0.999999975743" calcext:value-type="float">
            <text:p>0.9999999757</text:p>
          </table:table-cell>
          <table:table-cell table:number-columns-repeated="2" office:value-type="float" office:value="0.999998937409" calcext:value-type="float">
            <text:p>0.9999989374</text:p>
          </table:table-cell>
          <table:table-cell office:value-type="float" office:value="0.999484991932" calcext:value-type="float">
            <text:p>0.9994849919</text:p>
          </table:table-cell>
          <table:table-cell table:number-columns-repeated="2" office:value-type="float" office:value="0.999719454899" calcext:value-type="float">
            <text:p>0.999719454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0486904627" calcext:value-type="float">
            <text:p>0.1804869046</text:p>
          </table:table-cell>
          <table:table-cell table:number-columns-repeated="2" office:value-type="float" office:value="0.0851192638946" calcext:value-type="float">
            <text:p>0.0851192639</text:p>
          </table:table-cell>
          <table:table-cell office:value-type="float" office:value="0.443326192783" calcext:value-type="float">
            <text:p>0.4433261928</text:p>
          </table:table-cell>
          <table:table-cell table:number-columns-repeated="2" office:value-type="float" office:value="0.209978882604" calcext:value-type="float">
            <text:p>0.2099788826</text:p>
          </table:table-cell>
          <table:table-cell office:value-type="float" office:value="6.902879" calcext:value-type="float">
            <text:p>6.902879</text:p>
          </table:table-cell>
          <table:table-cell office:value-type="float" office:value="0.999999993944" calcext:value-type="float">
            <text:p>0.9999999939</text:p>
          </table:table-cell>
          <table:table-cell table:number-columns-repeated="2" office:value-type="float" office:value="0.999999734131" calcext:value-type="float">
            <text:p>0.9999997341</text:p>
          </table:table-cell>
          <table:table-cell office:value-type="float" office:value="0.999871236487" calcext:value-type="float">
            <text:p>0.9998712365</text:p>
          </table:table-cell>
          <table:table-cell table:number-columns-repeated="2" office:value-type="float" office:value="0.999897030679" calcext:value-type="float">
            <text:p>0.999897030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REXI SUMPAR solver (h=0.2, m=32), A-grid, DT=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0486540303" calcext:value-type="float">
            <text:p>0.1804865403</text:p>
          </table:table-cell>
          <table:table-cell table:number-columns-repeated="2" office:value-type="float" office:value="0.0851119491918" calcext:value-type="float">
            <text:p>0.0851119492</text:p>
          </table:table-cell>
          <table:table-cell office:value-type="float" office:value="0.42413410638" calcext:value-type="float">
            <text:p>0.4241341064</text:p>
          </table:table-cell>
          <table:table-cell table:number-columns-repeated="2" office:value-type="float" office:value="0.201989466412" calcext:value-type="float">
            <text:p>0.2019894664</text:p>
          </table:table-cell>
          <table:table-cell office:value-type="float" office:value="0.044306" calcext:value-type="float">
            <text:p>0.044306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80486812108" calcext:value-type="float">
            <text:p>0.1804868121</text:p>
          </table:table-cell>
          <table:table-cell table:number-columns-repeated="2" office:value-type="float" office:value="0.0851173655179" calcext:value-type="float">
            <text:p>0.0851173655</text:p>
          </table:table-cell>
          <table:table-cell office:value-type="float" office:value="0.438492203867" calcext:value-type="float">
            <text:p>0.4384922039</text:p>
          </table:table-cell>
          <table:table-cell table:number-columns-repeated="2" office:value-type="float" office:value="0.208545820636" calcext:value-type="float">
            <text:p>0.2085458206</text:p>
          </table:table-cell>
          <table:table-cell office:value-type="float" office:value="0.088477" calcext:value-type="float">
            <text:p>0.088477</text:p>
          </table:table-cell>
          <table:table-cell office:value-type="float" office:value="0.999998494045" calcext:value-type="float">
            <text:p>0.999998494</text:p>
          </table:table-cell>
          <table:table-cell table:number-columns-repeated="2" office:value-type="float" office:value="0.99993636638" calcext:value-type="float">
            <text:p>0.9999363664</text:p>
          </table:table-cell>
          <table:table-cell office:value-type="float" office:value="0.96725575196" calcext:value-type="float">
            <text:p>0.967255752</text:p>
          </table:table-cell>
          <table:table-cell table:number-columns-repeated="2" office:value-type="float" office:value="0.968561565012" calcext:value-type="float">
            <text:p>0.9685615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80486881675" calcext:value-type="float">
            <text:p>0.1804868817</text:p>
          </table:table-cell>
          <table:table-cell table:number-columns-repeated="2" office:value-type="float" office:value="0.0851187901518" calcext:value-type="float">
            <text:p>0.0851187902</text:p>
          </table:table-cell>
          <table:table-cell office:value-type="float" office:value="0.442128481761" calcext:value-type="float">
            <text:p>0.4421284818</text:p>
          </table:table-cell>
          <table:table-cell table:number-columns-repeated="2" office:value-type="float" office:value="0.209610027248" calcext:value-type="float">
            <text:p>0.2096100272</text:p>
          </table:table-cell>
          <table:table-cell office:value-type="float" office:value="0.123229" calcext:value-type="float">
            <text:p>0.123229</text:p>
          </table:table-cell>
          <table:table-cell office:value-type="float" office:value="0.999999614559" calcext:value-type="float">
            <text:p>0.9999996146</text:p>
          </table:table-cell>
          <table:table-cell table:number-columns-repeated="2" office:value-type="float" office:value="0.999983262992" calcext:value-type="float">
            <text:p>0.999983263</text:p>
          </table:table-cell>
          <table:table-cell office:value-type="float" office:value="0.991775517652" calcext:value-type="float">
            <text:p>0.9917755177</text:p>
          </table:table-cell>
          <table:table-cell table:number-columns-repeated="2" office:value-type="float" office:value="0.994922921265" calcext:value-type="float">
            <text:p>0.99492292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80486899156" calcext:value-type="float">
            <text:p>0.1804868992</text:p>
          </table:table-cell>
          <table:table-cell table:number-columns-repeated="2" office:value-type="float" office:value="0.0851191508171" calcext:value-type="float">
            <text:p>0.0851191508</text:p>
          </table:table-cell>
          <table:table-cell office:value-type="float" office:value="0.443040821339" calcext:value-type="float">
            <text:p>0.4430408213</text:p>
          </table:table-cell>
          <table:table-cell table:number-columns-repeated="2" office:value-type="float" office:value="0.20989835874" calcext:value-type="float">
            <text:p>0.2098983587</text:p>
          </table:table-cell>
          <table:table-cell office:value-type="float" office:value="0.725244" calcext:value-type="float">
            <text:p>0.725244</text:p>
          </table:table-cell>
          <table:table-cell office:value-type="float" office:value="0.999999903145" calcext:value-type="float">
            <text:p>0.9999999031</text:p>
          </table:table-cell>
          <table:table-cell table:number-columns-repeated="2" office:value-type="float" office:value="0.999995762818" calcext:value-type="float">
            <text:p>0.9999957628</text:p>
          </table:table-cell>
          <table:table-cell office:value-type="float" office:value="0.99794073247" calcext:value-type="float">
            <text:p>0.9979407325</text:p>
          </table:table-cell>
          <table:table-cell table:number-columns-repeated="2" office:value-type="float" office:value="0.99862632803" calcext:value-type="float">
            <text:p>0.99862632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80486903534" calcext:value-type="float">
            <text:p>0.1804869035</text:p>
          </table:table-cell>
          <table:table-cell table:number-columns-repeated="2" office:value-type="float" office:value="0.085119241264" calcext:value-type="float">
            <text:p>0.0851192413</text:p>
          </table:table-cell>
          <table:table-cell office:value-type="float" office:value="0.443269108506" calcext:value-type="float">
            <text:p>0.4432691085</text:p>
          </table:table-cell>
          <table:table-cell table:number-columns-repeated="2" office:value-type="float" office:value="0.209957261221" calcext:value-type="float">
            <text:p>0.2099572612</text:p>
          </table:table-cell>
          <table:table-cell office:value-type="float" office:value="2.856036" calcext:value-type="float">
            <text:p>2.856036</text:p>
          </table:table-cell>
          <table:table-cell office:value-type="float" office:value="0.999999975743" calcext:value-type="float">
            <text:p>0.9999999757</text:p>
          </table:table-cell>
          <table:table-cell table:number-columns-repeated="2" office:value-type="float" office:value="0.999998937409" calcext:value-type="float">
            <text:p>0.9999989374</text:p>
          </table:table-cell>
          <table:table-cell office:value-type="float" office:value="0.999484991932" calcext:value-type="float">
            <text:p>0.9994849919</text:p>
          </table:table-cell>
          <table:table-cell table:number-columns-repeated="2" office:value-type="float" office:value="0.999719454899" calcext:value-type="float">
            <text:p>0.999719454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0486904627" calcext:value-type="float">
            <text:p>0.1804869046</text:p>
          </table:table-cell>
          <table:table-cell table:number-columns-repeated="2" office:value-type="float" office:value="0.0851192638946" calcext:value-type="float">
            <text:p>0.0851192639</text:p>
          </table:table-cell>
          <table:table-cell office:value-type="float" office:value="0.443326192744" calcext:value-type="float">
            <text:p>0.4433261927</text:p>
          </table:table-cell>
          <table:table-cell table:number-columns-repeated="2" office:value-type="float" office:value="0.209978882604" calcext:value-type="float">
            <text:p>0.2099788826</text:p>
          </table:table-cell>
          <table:table-cell office:value-type="float" office:value="9.913254" calcext:value-type="float">
            <text:p>9.913254</text:p>
          </table:table-cell>
          <table:table-cell office:value-type="float" office:value="0.999999993944" calcext:value-type="float">
            <text:p>0.9999999939</text:p>
          </table:table-cell>
          <table:table-cell table:number-columns-repeated="2" office:value-type="float" office:value="0.999999734131" calcext:value-type="float">
            <text:p>0.9999997341</text:p>
          </table:table-cell>
          <table:table-cell office:value-type="float" office:value="0.999871236487" calcext:value-type="float">
            <text:p>0.9998712365</text:p>
          </table:table-cell>
          <table:table-cell table:number-columns-repeated="2" office:value-type="float" office:value="0.999897030679" calcext:value-type="float">
            <text:p>0.999897030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REXI SUMPAR solver (h=0.2, m=64), A-grid, DT=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0486540303" calcext:value-type="float">
            <text:p>0.1804865403</text:p>
          </table:table-cell>
          <table:table-cell table:number-columns-repeated="2" office:value-type="float" office:value="0.0851119491918" calcext:value-type="float">
            <text:p>0.0851119492</text:p>
          </table:table-cell>
          <table:table-cell office:value-type="float" office:value="0.424134106379" calcext:value-type="float">
            <text:p>0.4241341064</text:p>
          </table:table-cell>
          <table:table-cell table:number-columns-repeated="2" office:value-type="float" office:value="0.201989466412" calcext:value-type="float">
            <text:p>0.2019894664</text:p>
          </table:table-cell>
          <table:table-cell office:value-type="float" office:value="0.075584" calcext:value-type="float">
            <text:p>0.07558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80486812108" calcext:value-type="float">
            <text:p>0.1804868121</text:p>
          </table:table-cell>
          <table:table-cell table:number-columns-repeated="2" office:value-type="float" office:value="0.0851173655179" calcext:value-type="float">
            <text:p>0.0851173655</text:p>
          </table:table-cell>
          <table:table-cell office:value-type="float" office:value="0.438492203865" calcext:value-type="float">
            <text:p>0.4384922039</text:p>
          </table:table-cell>
          <table:table-cell table:number-columns-repeated="2" office:value-type="float" office:value="0.208545820636" calcext:value-type="float">
            <text:p>0.2085458206</text:p>
          </table:table-cell>
          <table:table-cell office:value-type="float" office:value="0.21267" calcext:value-type="float">
            <text:p>0.21267</text:p>
          </table:table-cell>
          <table:table-cell office:value-type="float" office:value="0.999998494045" calcext:value-type="float">
            <text:p>0.999998494</text:p>
          </table:table-cell>
          <table:table-cell table:number-columns-repeated="2" office:value-type="float" office:value="0.99993636638" calcext:value-type="float">
            <text:p>0.9999363664</text:p>
          </table:table-cell>
          <table:table-cell office:value-type="float" office:value="0.967255751962" calcext:value-type="float">
            <text:p>0.967255752</text:p>
          </table:table-cell>
          <table:table-cell table:number-columns-repeated="2" office:value-type="float" office:value="0.968561565012" calcext:value-type="float">
            <text:p>0.9685615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80486881675" calcext:value-type="float">
            <text:p>0.1804868817</text:p>
          </table:table-cell>
          <table:table-cell table:number-columns-repeated="2" office:value-type="float" office:value="0.0851187901518" calcext:value-type="float">
            <text:p>0.0851187902</text:p>
          </table:table-cell>
          <table:table-cell office:value-type="float" office:value="0.442128481759" calcext:value-type="float">
            <text:p>0.4421284818</text:p>
          </table:table-cell>
          <table:table-cell table:number-columns-repeated="2" office:value-type="float" office:value="0.209610027248" calcext:value-type="float">
            <text:p>0.2096100272</text:p>
          </table:table-cell>
          <table:table-cell office:value-type="float" office:value="0.345069" calcext:value-type="float">
            <text:p>0.345069</text:p>
          </table:table-cell>
          <table:table-cell office:value-type="float" office:value="0.999999614559" calcext:value-type="float">
            <text:p>0.9999996146</text:p>
          </table:table-cell>
          <table:table-cell table:number-columns-repeated="2" office:value-type="float" office:value="0.999983262992" calcext:value-type="float">
            <text:p>0.999983263</text:p>
          </table:table-cell>
          <table:table-cell office:value-type="float" office:value="0.991775517651" calcext:value-type="float">
            <text:p>0.9917755177</text:p>
          </table:table-cell>
          <table:table-cell table:number-columns-repeated="2" office:value-type="float" office:value="0.994922921265" calcext:value-type="float">
            <text:p>0.99492292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80486899156" calcext:value-type="float">
            <text:p>0.1804868992</text:p>
          </table:table-cell>
          <table:table-cell table:number-columns-repeated="2" office:value-type="float" office:value="0.0851191508171" calcext:value-type="float">
            <text:p>0.0851191508</text:p>
          </table:table-cell>
          <table:table-cell office:value-type="float" office:value="0.443040821338" calcext:value-type="float">
            <text:p>0.4430408213</text:p>
          </table:table-cell>
          <table:table-cell table:number-columns-repeated="2" office:value-type="float" office:value="0.20989835874" calcext:value-type="float">
            <text:p>0.2098983587</text:p>
          </table:table-cell>
          <table:table-cell office:value-type="float" office:value="1.167808" calcext:value-type="float">
            <text:p>1.167808</text:p>
          </table:table-cell>
          <table:table-cell office:value-type="float" office:value="0.999999903145" calcext:value-type="float">
            <text:p>0.9999999031</text:p>
          </table:table-cell>
          <table:table-cell table:number-columns-repeated="2" office:value-type="float" office:value="0.999995762818" calcext:value-type="float">
            <text:p>0.9999957628</text:p>
          </table:table-cell>
          <table:table-cell office:value-type="float" office:value="0.997940732467" calcext:value-type="float">
            <text:p>0.9979407325</text:p>
          </table:table-cell>
          <table:table-cell table:number-columns-repeated="2" office:value-type="float" office:value="0.99862632803" calcext:value-type="float">
            <text:p>0.99862632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80486903534" calcext:value-type="float">
            <text:p>0.1804869035</text:p>
          </table:table-cell>
          <table:table-cell table:number-columns-repeated="2" office:value-type="float" office:value="0.085119241264" calcext:value-type="float">
            <text:p>0.0851192413</text:p>
          </table:table-cell>
          <table:table-cell office:value-type="float" office:value="0.443269108505" calcext:value-type="float">
            <text:p>0.4432691085</text:p>
          </table:table-cell>
          <table:table-cell table:number-columns-repeated="2" office:value-type="float" office:value="0.209957261221" calcext:value-type="float">
            <text:p>0.2099572612</text:p>
          </table:table-cell>
          <table:table-cell office:value-type="float" office:value="4.144225" calcext:value-type="float">
            <text:p>4.144225</text:p>
          </table:table-cell>
          <table:table-cell office:value-type="float" office:value="0.999999975743" calcext:value-type="float">
            <text:p>0.9999999757</text:p>
          </table:table-cell>
          <table:table-cell table:number-columns-repeated="2" office:value-type="float" office:value="0.999998937409" calcext:value-type="float">
            <text:p>0.9999989374</text:p>
          </table:table-cell>
          <table:table-cell office:value-type="float" office:value="0.999484991932" calcext:value-type="float">
            <text:p>0.9994849919</text:p>
          </table:table-cell>
          <table:table-cell table:number-columns-repeated="2" office:value-type="float" office:value="0.999719454899" calcext:value-type="float">
            <text:p>0.999719454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0486904627" calcext:value-type="float">
            <text:p>0.1804869046</text:p>
          </table:table-cell>
          <table:table-cell table:number-columns-repeated="2" office:value-type="float" office:value="0.0851192638946" calcext:value-type="float">
            <text:p>0.0851192639</text:p>
          </table:table-cell>
          <table:table-cell office:value-type="float" office:value="0.443326192743" calcext:value-type="float">
            <text:p>0.4433261927</text:p>
          </table:table-cell>
          <table:table-cell table:number-columns-repeated="2" office:value-type="float" office:value="0.209978882604" calcext:value-type="float">
            <text:p>0.2099788826</text:p>
          </table:table-cell>
          <table:table-cell office:value-type="float" office:value="13.996" calcext:value-type="float">
            <text:p>13.996</text:p>
          </table:table-cell>
          <table:table-cell office:value-type="float" office:value="0.999999993944" calcext:value-type="float">
            <text:p>0.9999999939</text:p>
          </table:table-cell>
          <table:table-cell table:number-columns-repeated="2" office:value-type="float" office:value="0.999999734131" calcext:value-type="float">
            <text:p>0.9999997341</text:p>
          </table:table-cell>
          <table:table-cell office:value-type="float" office:value="0.999871236487" calcext:value-type="float">
            <text:p>0.9998712365</text:p>
          </table:table-cell>
          <table:table-cell table:number-columns-repeated="2" office:value-type="float" office:value="0.999897030679" calcext:value-type="float">
            <text:p>0.999897030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REXI SUMPAR solver (h=0.2, m=128), A-grid, DT=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0486540303" calcext:value-type="float">
            <text:p>0.1804865403</text:p>
          </table:table-cell>
          <table:table-cell table:number-columns-repeated="2" office:value-type="float" office:value="0.0851119491918" calcext:value-type="float">
            <text:p>0.0851119492</text:p>
          </table:table-cell>
          <table:table-cell office:value-type="float" office:value="0.424134106372" calcext:value-type="float">
            <text:p>0.4241341064</text:p>
          </table:table-cell>
          <table:table-cell table:number-columns-repeated="2" office:value-type="float" office:value="0.201989466412" calcext:value-type="float">
            <text:p>0.2019894664</text:p>
          </table:table-cell>
          <table:table-cell office:value-type="float" office:value="0.1267" calcext:value-type="float">
            <text:p>0.1267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80486812108" calcext:value-type="float">
            <text:p>0.1804868121</text:p>
          </table:table-cell>
          <table:table-cell table:number-columns-repeated="2" office:value-type="float" office:value="0.0851173655179" calcext:value-type="float">
            <text:p>0.0851173655</text:p>
          </table:table-cell>
          <table:table-cell office:value-type="float" office:value="0.438492203859" calcext:value-type="float">
            <text:p>0.4384922039</text:p>
          </table:table-cell>
          <table:table-cell table:number-columns-repeated="2" office:value-type="float" office:value="0.208545820636" calcext:value-type="float">
            <text:p>0.2085458206</text:p>
          </table:table-cell>
          <table:table-cell office:value-type="float" office:value="0.362626" calcext:value-type="float">
            <text:p>0.362626</text:p>
          </table:table-cell>
          <table:table-cell office:value-type="float" office:value="0.999998494045" calcext:value-type="float">
            <text:p>0.999998494</text:p>
          </table:table-cell>
          <table:table-cell table:number-columns-repeated="2" office:value-type="float" office:value="0.99993636638" calcext:value-type="float">
            <text:p>0.9999363664</text:p>
          </table:table-cell>
          <table:table-cell office:value-type="float" office:value="0.967255751959" calcext:value-type="float">
            <text:p>0.967255752</text:p>
          </table:table-cell>
          <table:table-cell table:number-columns-repeated="2" office:value-type="float" office:value="0.968561565012" calcext:value-type="float">
            <text:p>0.9685615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80486881675" calcext:value-type="float">
            <text:p>0.1804868817</text:p>
          </table:table-cell>
          <table:table-cell table:number-columns-repeated="2" office:value-type="float" office:value="0.0851187901518" calcext:value-type="float">
            <text:p>0.0851187902</text:p>
          </table:table-cell>
          <table:table-cell office:value-type="float" office:value="0.442128481752" calcext:value-type="float">
            <text:p>0.4421284818</text:p>
          </table:table-cell>
          <table:table-cell table:number-columns-repeated="2" office:value-type="float" office:value="0.209610027248" calcext:value-type="float">
            <text:p>0.2096100272</text:p>
          </table:table-cell>
          <table:table-cell office:value-type="float" office:value="0.435853" calcext:value-type="float">
            <text:p>0.435853</text:p>
          </table:table-cell>
          <table:table-cell office:value-type="float" office:value="0.999999614559" calcext:value-type="float">
            <text:p>0.9999996146</text:p>
          </table:table-cell>
          <table:table-cell table:number-columns-repeated="2" office:value-type="float" office:value="0.999983262992" calcext:value-type="float">
            <text:p>0.999983263</text:p>
          </table:table-cell>
          <table:table-cell office:value-type="float" office:value="0.991775517654" calcext:value-type="float">
            <text:p>0.9917755177</text:p>
          </table:table-cell>
          <table:table-cell table:number-columns-repeated="2" office:value-type="float" office:value="0.994922921265" calcext:value-type="float">
            <text:p>0.99492292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80486899156" calcext:value-type="float">
            <text:p>0.1804868992</text:p>
          </table:table-cell>
          <table:table-cell table:number-columns-repeated="2" office:value-type="float" office:value="0.0851191508171" calcext:value-type="float">
            <text:p>0.0851191508</text:p>
          </table:table-cell>
          <table:table-cell office:value-type="float" office:value="0.443040821331" calcext:value-type="float">
            <text:p>0.4430408213</text:p>
          </table:table-cell>
          <table:table-cell table:number-columns-repeated="2" office:value-type="float" office:value="0.20989835874" calcext:value-type="float">
            <text:p>0.2098983587</text:p>
          </table:table-cell>
          <table:table-cell office:value-type="float" office:value="1.908939" calcext:value-type="float">
            <text:p>1.908939</text:p>
          </table:table-cell>
          <table:table-cell office:value-type="float" office:value="0.999999903145" calcext:value-type="float">
            <text:p>0.9999999031</text:p>
          </table:table-cell>
          <table:table-cell table:number-columns-repeated="2" office:value-type="float" office:value="0.999995762818" calcext:value-type="float">
            <text:p>0.9999957628</text:p>
          </table:table-cell>
          <table:table-cell office:value-type="float" office:value="0.997940732467" calcext:value-type="float">
            <text:p>0.9979407325</text:p>
          </table:table-cell>
          <table:table-cell table:number-columns-repeated="2" office:value-type="float" office:value="0.99862632803" calcext:value-type="float">
            <text:p>0.99862632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80486903534" calcext:value-type="float">
            <text:p>0.1804869035</text:p>
          </table:table-cell>
          <table:table-cell table:number-columns-repeated="2" office:value-type="float" office:value="0.085119241264" calcext:value-type="float">
            <text:p>0.0851192413</text:p>
          </table:table-cell>
          <table:table-cell office:value-type="float" office:value="0.443269108498" calcext:value-type="float">
            <text:p>0.4432691085</text:p>
          </table:table-cell>
          <table:table-cell table:number-columns-repeated="2" office:value-type="float" office:value="0.209957261221" calcext:value-type="float">
            <text:p>0.2099572612</text:p>
          </table:table-cell>
          <table:table-cell office:value-type="float" office:value="6.407022" calcext:value-type="float">
            <text:p>6.407022</text:p>
          </table:table-cell>
          <table:table-cell office:value-type="float" office:value="0.999999975743" calcext:value-type="float">
            <text:p>0.9999999757</text:p>
          </table:table-cell>
          <table:table-cell table:number-columns-repeated="2" office:value-type="float" office:value="0.999998937409" calcext:value-type="float">
            <text:p>0.9999989374</text:p>
          </table:table-cell>
          <table:table-cell office:value-type="float" office:value="0.999484991932" calcext:value-type="float">
            <text:p>0.9994849919</text:p>
          </table:table-cell>
          <table:table-cell table:number-columns-repeated="2" office:value-type="float" office:value="0.999719454899" calcext:value-type="float">
            <text:p>0.999719454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0486904627" calcext:value-type="float">
            <text:p>0.1804869046</text:p>
          </table:table-cell>
          <table:table-cell table:number-columns-repeated="2" office:value-type="float" office:value="0.0851192638946" calcext:value-type="float">
            <text:p>0.0851192639</text:p>
          </table:table-cell>
          <table:table-cell office:value-type="float" office:value="0.443326192736" calcext:value-type="float">
            <text:p>0.4433261927</text:p>
          </table:table-cell>
          <table:table-cell table:number-columns-repeated="2" office:value-type="float" office:value="0.209978882604" calcext:value-type="float">
            <text:p>0.2099788826</text:p>
          </table:table-cell>
          <table:table-cell office:value-type="float" office:value="24.336933" calcext:value-type="float">
            <text:p>24.336933</text:p>
          </table:table-cell>
          <table:table-cell office:value-type="float" office:value="0.999999993944" calcext:value-type="float">
            <text:p>0.9999999939</text:p>
          </table:table-cell>
          <table:table-cell table:number-columns-repeated="2" office:value-type="float" office:value="0.999999734131" calcext:value-type="float">
            <text:p>0.9999997341</text:p>
          </table:table-cell>
          <table:table-cell office:value-type="float" office:value="0.999871236487" calcext:value-type="float">
            <text:p>0.9998712365</text:p>
          </table:table-cell>
          <table:table-cell table:number-columns-repeated="2" office:value-type="float" office:value="0.999897030679" calcext:value-type="float">
            <text:p>0.999897030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REXI SUMPAR solver (h=0.2, m=256), A-grid, DT=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08696268778" calcext:value-type="float">
            <text:p>0.0608696269</text:p>
          </table:table-cell>
          <table:table-cell table:number-columns-repeated="2" office:value-type="float" office:value="0.0402792116771" calcext:value-type="float">
            <text:p>0.0402792117</text:p>
          </table:table-cell>
          <table:table-cell office:value-type="float" office:value="0.194298243514" calcext:value-type="float">
            <text:p>0.1942982435</text:p>
          </table:table-cell>
          <table:table-cell table:number-columns-repeated="2" office:value-type="float" office:value="0.0819462540028" calcext:value-type="float">
            <text:p>0.081946254</text:p>
          </table:table-cell>
          <table:table-cell office:value-type="float" office:value="0.236634" calcext:value-type="float">
            <text:p>0.23663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08627549554" calcext:value-type="float">
            <text:p>0.060862755</text:p>
          </table:table-cell>
          <table:table-cell table:number-columns-repeated="2" office:value-type="float" office:value="0.0402773037986" calcext:value-type="float">
            <text:p>0.0402773038</text:p>
          </table:table-cell>
          <table:table-cell office:value-type="float" office:value="0.206787763783" calcext:value-type="float">
            <text:p>0.2067877638</text:p>
          </table:table-cell>
          <table:table-cell table:number-columns-repeated="2" office:value-type="float" office:value="0.0841360095431" calcext:value-type="float">
            <text:p>0.0841360095</text:p>
          </table:table-cell>
          <table:table-cell office:value-type="float" office:value="0.517431" calcext:value-type="float">
            <text:p>0.517431</text:p>
          </table:table-cell>
          <table:table-cell office:value-type="float" office:value="1.0001129085" calcext:value-type="float">
            <text:p>1.0001129085</text:p>
          </table:table-cell>
          <table:table-cell table:number-columns-repeated="2" office:value-type="float" office:value="1.00004736858" calcext:value-type="float">
            <text:p>1.0000473686</text:p>
          </table:table-cell>
          <table:table-cell office:value-type="float" office:value="0.939602227712" calcext:value-type="float">
            <text:p>0.9396022277</text:p>
          </table:table-cell>
          <table:table-cell table:number-columns-repeated="2" office:value-type="float" office:value="0.973973622564" calcext:value-type="float">
            <text:p>0.973973622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60861005291" calcext:value-type="float">
            <text:p>0.0608610053</text:p>
          </table:table-cell>
          <table:table-cell table:number-columns-repeated="2" office:value-type="float" office:value="0.0402768385251" calcext:value-type="float">
            <text:p>0.0402768385</text:p>
          </table:table-cell>
          <table:table-cell office:value-type="float" office:value="0.209962437374" calcext:value-type="float">
            <text:p>0.2099624374</text:p>
          </table:table-cell>
          <table:table-cell table:number-columns-repeated="2" office:value-type="float" office:value="0.0846979589375" calcext:value-type="float">
            <text:p>0.0846979589</text:p>
          </table:table-cell>
          <table:table-cell office:value-type="float" office:value="0.740485" calcext:value-type="float">
            <text:p>0.740485</text:p>
          </table:table-cell>
          <table:table-cell office:value-type="float" office:value="1.00002874853" calcext:value-type="float">
            <text:p>1.0000287485</text:p>
          </table:table-cell>
          <table:table-cell table:number-columns-repeated="2" office:value-type="float" office:value="1.00001155189" calcext:value-type="float">
            <text:p>1.0000115519</text:p>
          </table:table-cell>
          <table:table-cell office:value-type="float" office:value="0.984879802165" calcext:value-type="float">
            <text:p>0.9848798022</text:p>
          </table:table-cell>
          <table:table-cell table:number-columns-repeated="2" office:value-type="float" office:value="0.993365254589" calcext:value-type="float">
            <text:p>0.993365254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608605663791" calcext:value-type="float">
            <text:p>0.0608605664</text:p>
          </table:table-cell>
          <table:table-cell table:number-columns-repeated="2" office:value-type="float" office:value="0.0402767232635" calcext:value-type="float">
            <text:p>0.0402767233</text:p>
          </table:table-cell>
          <table:table-cell office:value-type="float" office:value="0.210759725267" calcext:value-type="float">
            <text:p>0.2107597253</text:p>
          </table:table-cell>
          <table:table-cell table:number-columns-repeated="2" office:value-type="float" office:value="0.0848521716684" calcext:value-type="float">
            <text:p>0.0848521717</text:p>
          </table:table-cell>
          <table:table-cell office:value-type="float" office:value="3.564545" calcext:value-type="float">
            <text:p>3.564545</text:p>
          </table:table-cell>
          <table:table-cell office:value-type="float" office:value="1.00000721176" calcext:value-type="float">
            <text:p>1.0000072118</text:p>
          </table:table-cell>
          <table:table-cell table:number-columns-repeated="2" office:value-type="float" office:value="1.00000286174" calcext:value-type="float">
            <text:p>1.0000028617</text:p>
          </table:table-cell>
          <table:table-cell office:value-type="float" office:value="0.996217076617" calcext:value-type="float">
            <text:p>0.9962170766</text:p>
          </table:table-cell>
          <table:table-cell table:number-columns-repeated="2" office:value-type="float" office:value="0.998182571785" calcext:value-type="float">
            <text:p>0.998182571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08604565726" calcext:value-type="float">
            <text:p>0.0608604566</text:p>
          </table:table-cell>
          <table:table-cell table:number-columns-repeated="2" office:value-type="float" office:value="0.0402766945141" calcext:value-type="float">
            <text:p>0.0402766945</text:p>
          </table:table-cell>
          <table:table-cell office:value-type="float" office:value="0.210959271398" calcext:value-type="float">
            <text:p>0.2109592714</text:p>
          </table:table-cell>
          <table:table-cell table:number-columns-repeated="2" office:value-type="float" office:value="0.0848814965788" calcext:value-type="float">
            <text:p>0.0848814966</text:p>
          </table:table-cell>
          <table:table-cell office:value-type="float" office:value="11.759921" calcext:value-type="float">
            <text:p>11.759921</text:p>
          </table:table-cell>
          <table:table-cell office:value-type="float" office:value="1.00000180423" calcext:value-type="float">
            <text:p>1.0000018042</text:p>
          </table:table-cell>
          <table:table-cell table:number-columns-repeated="2" office:value-type="float" office:value="1.0000007138" calcext:value-type="float">
            <text:p>1.0000007138</text:p>
          </table:table-cell>
          <table:table-cell office:value-type="float" office:value="0.999054101156" calcext:value-type="float">
            <text:p>0.9990541012</text:p>
          </table:table-cell>
          <table:table-cell table:number-columns-repeated="2" office:value-type="float" office:value="0.9996545194" calcext:value-type="float">
            <text:p>0.999654519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608604291127" calcext:value-type="float">
            <text:p>0.0608604291</text:p>
          </table:table-cell>
          <table:table-cell table:number-columns-repeated="2" office:value-type="float" office:value="0.0402766873336" calcext:value-type="float">
            <text:p>0.0402766873</text:p>
          </table:table-cell>
          <table:table-cell office:value-type="float" office:value="0.211009171747" calcext:value-type="float">
            <text:p>0.2110091717</text:p>
          </table:table-cell>
          <table:table-cell table:number-columns-repeated="2" office:value-type="float" office:value="0.084893772014" calcext:value-type="float">
            <text:p>0.084893772</text:p>
          </table:table-cell>
          <table:table-cell office:value-type="float" office:value="43.287342" calcext:value-type="float">
            <text:p>43.287342</text:p>
          </table:table-cell>
          <table:table-cell office:value-type="float" office:value="1.00000045119" calcext:value-type="float">
            <text:p>1.0000004512</text:p>
          </table:table-cell>
          <table:table-cell table:number-columns-repeated="2" office:value-type="float" office:value="1.00000017828" calcext:value-type="float">
            <text:p>1.0000001783</text:p>
          </table:table-cell>
          <table:table-cell office:value-type="float" office:value="0.999763515734" calcext:value-type="float">
            <text:p>0.9997635157</text:p>
          </table:table-cell>
          <table:table-cell table:number-columns-repeated="2" office:value-type="float" office:value="0.999855402406" calcext:value-type="float">
            <text:p>0.9998554024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REXI SUMPAR solver (h=0.2, m=512), A-grid, DT=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05843537118" calcext:value-type="float">
            <text:p>0.0105843537</text:p>
          </table:table-cell>
          <table:table-cell table:number-columns-repeated="2" office:value-type="float" office:value="0.0048966696385" calcext:value-type="float">
            <text:p>0.0048966696</text:p>
          </table:table-cell>
          <table:table-cell office:value-type="float" office:value="0.0267138860365" calcext:value-type="float">
            <text:p>0.026713886</text:p>
          </table:table-cell>
          <table:table-cell table:number-columns-repeated="2" office:value-type="float" office:value="0.0137936623697" calcext:value-type="float">
            <text:p>0.0137936624</text:p>
          </table:table-cell>
          <table:table-cell office:value-type="float" office:value="0.450648" calcext:value-type="float">
            <text:p>0.450648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05951913192" calcext:value-type="float">
            <text:p>0.0105951913</text:p>
          </table:table-cell>
          <table:table-cell table:number-columns-repeated="2" office:value-type="float" office:value="0.00489788281761" calcext:value-type="float">
            <text:p>0.0048978828</text:p>
          </table:table-cell>
          <table:table-cell office:value-type="float" office:value="0.0313286664775" calcext:value-type="float">
            <text:p>0.0313286665</text:p>
          </table:table-cell>
          <table:table-cell table:number-columns-repeated="2" office:value-type="float" office:value="0.0140096907465" calcext:value-type="float">
            <text:p>0.0140096907</text:p>
          </table:table-cell>
          <table:table-cell office:value-type="float" office:value="0.898162" calcext:value-type="float">
            <text:p>0.898162</text:p>
          </table:table-cell>
          <table:table-cell office:value-type="float" office:value="0.998977120179" calcext:value-type="float">
            <text:p>0.9989771202</text:p>
          </table:table-cell>
          <table:table-cell table:number-columns-repeated="2" office:value-type="float" office:value="0.999752305403" calcext:value-type="float">
            <text:p>0.9997523054</text:p>
          </table:table-cell>
          <table:table-cell office:value-type="float" office:value="0.85269783365" calcext:value-type="float">
            <text:p>0.8526978337</text:p>
          </table:table-cell>
          <table:table-cell table:number-columns-repeated="2" office:value-type="float" office:value="0.98458007527" calcext:value-type="float">
            <text:p>0.984580075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05978295522" calcext:value-type="float">
            <text:p>0.0105978296</text:p>
          </table:table-cell>
          <table:table-cell table:number-columns-repeated="2" office:value-type="float" office:value="0.0048981868331" calcext:value-type="float">
            <text:p>0.0048981868</text:p>
          </table:table-cell>
          <table:table-cell office:value-type="float" office:value="0.0326623301261" calcext:value-type="float">
            <text:p>0.0326623301</text:p>
          </table:table-cell>
          <table:table-cell table:number-columns-repeated="2" office:value-type="float" office:value="0.0139776851242" calcext:value-type="float">
            <text:p>0.0139776851</text:p>
          </table:table-cell>
          <table:table-cell office:value-type="float" office:value="1.238086" calcext:value-type="float">
            <text:p>1.238086</text:p>
          </table:table-cell>
          <table:table-cell office:value-type="float" office:value="0.999751059121" calcext:value-type="float">
            <text:p>0.9997510591</text:p>
          </table:table-cell>
          <table:table-cell table:number-columns-repeated="2" office:value-type="float" office:value="0.999937933056" calcext:value-type="float">
            <text:p>0.9999379331</text:p>
          </table:table-cell>
          <table:table-cell office:value-type="float" office:value="0.959168141298" calcext:value-type="float">
            <text:p>0.9591681413</text:p>
          </table:table-cell>
          <table:table-cell table:number-columns-repeated="2" office:value-type="float" office:value="1.00228976558" calcext:value-type="float">
            <text:p>1.002289765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05984833934" calcext:value-type="float">
            <text:p>0.0105984834</text:p>
          </table:table-cell>
          <table:table-cell table:number-columns-repeated="2" office:value-type="float" office:value="0.00489826289925" calcext:value-type="float">
            <text:p>0.0048982629</text:p>
          </table:table-cell>
          <table:table-cell office:value-type="float" office:value="0.0330546928439" calcext:value-type="float">
            <text:p>0.0330546928</text:p>
          </table:table-cell>
          <table:table-cell table:number-columns-repeated="2" office:value-type="float" office:value="0.0140222613121" calcext:value-type="float">
            <text:p>0.0140222613</text:p>
          </table:table-cell>
          <table:table-cell office:value-type="float" office:value="6.591096" calcext:value-type="float">
            <text:p>6.591096</text:p>
          </table:table-cell>
          <table:table-cell office:value-type="float" office:value="0.999938308041" calcext:value-type="float">
            <text:p>0.999938308</text:p>
          </table:table-cell>
          <table:table-cell table:number-columns-repeated="2" office:value-type="float" office:value="0.999984470791" calcext:value-type="float">
            <text:p>0.9999844708</text:p>
          </table:table-cell>
          <table:table-cell office:value-type="float" office:value="0.988129893699" calcext:value-type="float">
            <text:p>0.9881298937</text:p>
          </table:table-cell>
          <table:table-cell table:number-columns-repeated="2" office:value-type="float" office:value="0.996821041421" calcext:value-type="float">
            <text:p>0.996821041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05986465186" calcext:value-type="float">
            <text:p>0.0105986465</text:p>
          </table:table-cell>
          <table:table-cell table:number-columns-repeated="2" office:value-type="float" office:value="0.00489828187797" calcext:value-type="float">
            <text:p>0.0048982819</text:p>
          </table:table-cell>
          <table:table-cell office:value-type="float" office:value="0.0332109750967" calcext:value-type="float">
            <text:p>0.0332109751</text:p>
          </table:table-cell>
          <table:table-cell table:number-columns-repeated="2" office:value-type="float" office:value="0.0140300967132" calcext:value-type="float">
            <text:p>0.0140300967</text:p>
          </table:table-cell>
          <table:table-cell office:value-type="float" office:value="21.73404" calcext:value-type="float">
            <text:p>21.73404</text:p>
          </table:table-cell>
          <table:table-cell office:value-type="float" office:value="0.999984608865" calcext:value-type="float">
            <text:p>0.9999846089</text:p>
          </table:table-cell>
          <table:table-cell table:number-columns-repeated="2" office:value-type="float" office:value="0.999996125433" calcext:value-type="float">
            <text:p>0.9999961254</text:p>
          </table:table-cell>
          <table:table-cell office:value-type="float" office:value="0.99529425883" calcext:value-type="float">
            <text:p>0.9952942588</text:p>
          </table:table-cell>
          <table:table-cell table:number-columns-repeated="2" office:value-type="float" office:value="0.999441529074" calcext:value-type="float">
            <text:p>0.999441529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05986872588" calcext:value-type="float">
            <text:p>0.0105986873</text:p>
          </table:table-cell>
          <table:table-cell table:number-columns-repeated="2" office:value-type="float" office:value="0.00489828664181" calcext:value-type="float">
            <text:p>0.0048982866</text:p>
          </table:table-cell>
          <table:table-cell office:value-type="float" office:value="0.0332676070183" calcext:value-type="float">
            <text:p>0.033267607</text:p>
          </table:table-cell>
          <table:table-cell table:number-columns-repeated="2" office:value-type="float" office:value="0.014030470932" calcext:value-type="float">
            <text:p>0.0140304709</text:p>
          </table:table-cell>
          <table:table-cell office:value-type="float" office:value="79.819981" calcext:value-type="float">
            <text:p>79.819981</text:p>
          </table:table-cell>
          <table:table-cell office:value-type="float" office:value="0.999996156109" calcext:value-type="float">
            <text:p>0.9999961561</text:p>
          </table:table-cell>
          <table:table-cell table:number-columns-repeated="2" office:value-type="float" office:value="0.999999027448" calcext:value-type="float">
            <text:p>0.9999990274</text:p>
          </table:table-cell>
          <table:table-cell office:value-type="float" office:value="0.998297685747" calcext:value-type="float">
            <text:p>0.9982976857</text:p>
          </table:table-cell>
          <table:table-cell table:number-columns-repeated="2" office:value-type="float" office:value="0.999973328137" calcext:value-type="float">
            <text:p>0.999973328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REXI SUMPAR solver (h=0.2, m=1024), A-grid, DT=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516515601388" calcext:value-type="float">
            <text:p>0.0005165156</text:p>
          </table:table-cell>
          <table:table-cell table:number-columns-repeated="2" office:value-type="float" office:value="0.000561823501387" calcext:value-type="float">
            <text:p>0.0005618235</text:p>
          </table:table-cell>
          <table:table-cell office:value-type="float" office:value="0.00102310280203" calcext:value-type="float">
            <text:p>0.0010231028</text:p>
          </table:table-cell>
          <table:table-cell table:number-columns-repeated="2" office:value-type="float" office:value="0.0013513074756" calcext:value-type="float">
            <text:p>0.0013513075</text:p>
          </table:table-cell>
          <table:table-cell office:value-type="float" office:value="0.873878" calcext:value-type="float">
            <text:p>0.873878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518750653558" calcext:value-type="float">
            <text:p>0.0005187507</text:p>
          </table:table-cell>
          <table:table-cell table:number-columns-repeated="2" office:value-type="float" office:value="0.000562053039412" calcext:value-type="float">
            <text:p>0.000562053</text:p>
          </table:table-cell>
          <table:table-cell office:value-type="float" office:value="0.00102745404981" calcext:value-type="float">
            <text:p>0.001027454</text:p>
          </table:table-cell>
          <table:table-cell table:number-columns-repeated="2" office:value-type="float" office:value="0.00136172844686" calcext:value-type="float">
            <text:p>0.0013617284</text:p>
          </table:table-cell>
          <table:table-cell office:value-type="float" office:value="1.626858" calcext:value-type="float">
            <text:p>1.626858</text:p>
          </table:table-cell>
          <table:table-cell office:value-type="float" office:value="0.995691471125" calcext:value-type="float">
            <text:p>0.9956914711</text:p>
          </table:table-cell>
          <table:table-cell table:number-columns-repeated="2" office:value-type="float" office:value="0.999591607893" calcext:value-type="float">
            <text:p>0.9995916079</text:p>
          </table:table-cell>
          <table:table-cell office:value-type="float" office:value="0.995765019583" calcext:value-type="float">
            <text:p>0.9957650196</text:p>
          </table:table-cell>
          <table:table-cell table:number-columns-repeated="2" office:value-type="float" office:value="0.992347247145" calcext:value-type="float">
            <text:p>0.992347247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519961826192" calcext:value-type="float">
            <text:p>0.0005199618</text:p>
          </table:table-cell>
          <table:table-cell table:number-columns-repeated="2" office:value-type="float" office:value="0.000562214251063" calcext:value-type="float">
            <text:p>0.0005622143</text:p>
          </table:table-cell>
          <table:table-cell office:value-type="float" office:value="0.00102838141159" calcext:value-type="float">
            <text:p>0.0010283814</text:p>
          </table:table-cell>
          <table:table-cell table:number-columns-repeated="2" office:value-type="float" office:value="0.00137434248662" calcext:value-type="float">
            <text:p>0.0013743425</text:p>
          </table:table-cell>
          <table:table-cell office:value-type="float" office:value="2.298728" calcext:value-type="float">
            <text:p>2.298728</text:p>
          </table:table-cell>
          <table:table-cell office:value-type="float" office:value="0.997670650857" calcext:value-type="float">
            <text:p>0.9976706509</text:p>
          </table:table-cell>
          <table:table-cell table:number-columns-repeated="2" office:value-type="float" office:value="0.999713255844" calcext:value-type="float">
            <text:p>0.9997132558</text:p>
          </table:table-cell>
          <table:table-cell office:value-type="float" office:value="0.999098231678" calcext:value-type="float">
            <text:p>0.9990982317</text:p>
          </table:table-cell>
          <table:table-cell table:number-columns-repeated="2" office:value-type="float" office:value="0.990821763947" calcext:value-type="float">
            <text:p>0.990821763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20318031552" calcext:value-type="float">
            <text:p>0.000520318</text:p>
          </table:table-cell>
          <table:table-cell table:number-columns-repeated="2" office:value-type="float" office:value="0.000562263588386" calcext:value-type="float">
            <text:p>0.0005622636</text:p>
          </table:table-cell>
          <table:table-cell office:value-type="float" office:value="0.00103543038587" calcext:value-type="float">
            <text:p>0.0010354304</text:p>
          </table:table-cell>
          <table:table-cell table:number-columns-repeated="2" office:value-type="float" office:value="0.00137567792123" calcext:value-type="float">
            <text:p>0.0013756779</text:p>
          </table:table-cell>
          <table:table-cell office:value-type="float" office:value="13.049012" calcext:value-type="float">
            <text:p>13.049012</text:p>
          </table:table-cell>
          <table:table-cell office:value-type="float" office:value="0.999315408388" calcext:value-type="float">
            <text:p>0.9993154084</text:p>
          </table:table-cell>
          <table:table-cell table:number-columns-repeated="2" office:value-type="float" office:value="0.999912252324" calcext:value-type="float">
            <text:p>0.9999122523</text:p>
          </table:table-cell>
          <table:table-cell office:value-type="float" office:value="0.993192227719" calcext:value-type="float">
            <text:p>0.9931922277</text:p>
          </table:table-cell>
          <table:table-cell table:number-columns-repeated="2" office:value-type="float" office:value="0.99902925344" calcext:value-type="float">
            <text:p>0.999029253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20411416659" calcext:value-type="float">
            <text:p>0.0005204114</text:p>
          </table:table-cell>
          <table:table-cell table:number-columns-repeated="2" office:value-type="float" office:value="0.000562276157979" calcext:value-type="float">
            <text:p>0.0005622762</text:p>
          </table:table-cell>
          <table:table-cell office:value-type="float" office:value="0.00104075422725" calcext:value-type="float">
            <text:p>0.0010407542</text:p>
          </table:table-cell>
          <table:table-cell table:number-columns-repeated="2" office:value-type="float" office:value="0.00137554364198" calcext:value-type="float">
            <text:p>0.0013755436</text:p>
          </table:table-cell>
          <table:table-cell office:value-type="float" office:value="42.552039" calcext:value-type="float">
            <text:p>42.552039</text:p>
          </table:table-cell>
          <table:table-cell office:value-type="float" office:value="0.99982055523" calcext:value-type="float">
            <text:p>0.9998205552</text:p>
          </table:table-cell>
          <table:table-cell table:number-columns-repeated="2" office:value-type="float" office:value="0.999977645161" calcext:value-type="float">
            <text:p>0.9999776452</text:p>
          </table:table-cell>
          <table:table-cell office:value-type="float" office:value="0.99488463151" calcext:value-type="float">
            <text:p>0.9948846315</text:p>
          </table:table-cell>
          <table:table-cell table:number-columns-repeated="2" office:value-type="float" office:value="1.00009761904" calcext:value-type="float">
            <text:p>1.00009761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520434631998" calcext:value-type="float">
            <text:p>0.0005204346</text:p>
          </table:table-cell>
          <table:table-cell table:number-columns-repeated="2" office:value-type="float" office:value="0.000562279503062" calcext:value-type="float">
            <text:p>0.0005622795</text:p>
          </table:table-cell>
          <table:table-cell office:value-type="float" office:value="0.00104131325615" calcext:value-type="float">
            <text:p>0.0010413133</text:p>
          </table:table-cell>
          <table:table-cell table:number-columns-repeated="2" office:value-type="float" office:value="0.00137570320762" calcext:value-type="float">
            <text:p>0.0013757032</text:p>
          </table:table-cell>
          <table:table-cell office:value-type="float" office:value="167.966616" calcext:value-type="float">
            <text:p>167.966616</text:p>
          </table:table-cell>
          <table:table-cell office:value-type="float" office:value="0.999955392402" calcext:value-type="float">
            <text:p>0.9999553924</text:p>
          </table:table-cell>
          <table:table-cell table:number-columns-repeated="2" office:value-type="float" office:value="0.999994050854" calcext:value-type="float">
            <text:p>0.9999940509</text:p>
          </table:table-cell>
          <table:table-cell office:value-type="float" office:value="0.999463150117" calcext:value-type="float">
            <text:p>0.9994631501</text:p>
          </table:table-cell>
          <table:table-cell table:number-columns-repeated="2" office:value-type="float" office:value="0.999884011581" calcext:value-type="float">
            <text:p>0.9998840116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REXI SUMPAR solver (h=0.2, m=2048), A-grid, DT=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83124361482" calcext:value-type="float">
            <text:p>0.0001831244</text:p>
          </table:table-cell>
          <table:table-cell table:number-columns-repeated="2" office:value-type="float" office:value="0.00020385625709" calcext:value-type="float">
            <text:p>0.0002038563</text:p>
          </table:table-cell>
          <table:table-cell office:value-type="float" office:value="0.000385820014076" calcext:value-type="float">
            <text:p>0.00038582</text:p>
          </table:table-cell>
          <table:table-cell table:number-columns-repeated="2" office:value-type="float" office:value="0.000491177343137" calcext:value-type="float">
            <text:p>0.0004911773</text:p>
          </table:table-cell>
          <table:table-cell office:value-type="float" office:value="1.734582" calcext:value-type="float">
            <text:p>1.734582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183265671497" calcext:value-type="float">
            <text:p>0.0001832657</text:p>
          </table:table-cell>
          <table:table-cell table:number-columns-repeated="2" office:value-type="float" office:value="0.000203908386692" calcext:value-type="float">
            <text:p>0.0002039084</text:p>
          </table:table-cell>
          <table:table-cell office:value-type="float" office:value="0.000391541663422" calcext:value-type="float">
            <text:p>0.0003915417</text:p>
          </table:table-cell>
          <table:table-cell office:value-type="float" office:value="0.000495103232761" calcext:value-type="float">
            <text:p>0.0004951032</text:p>
          </table:table-cell>
          <table:table-cell office:value-type="float" office:value="0.000495103232762" calcext:value-type="float">
            <text:p>0.0004951032</text:p>
          </table:table-cell>
          <table:table-cell office:value-type="float" office:value="3.121394" calcext:value-type="float">
            <text:p>3.121394</text:p>
          </table:table-cell>
          <table:table-cell office:value-type="float" office:value="0.999228933527" calcext:value-type="float">
            <text:p>0.9992289335</text:p>
          </table:table-cell>
          <table:table-cell table:number-columns-repeated="2" office:value-type="float" office:value="0.999744347926" calcext:value-type="float">
            <text:p>0.9997443479</text:p>
          </table:table-cell>
          <table:table-cell office:value-type="float" office:value="0.985386869699" calcext:value-type="float">
            <text:p>0.9853868697</text:p>
          </table:table-cell>
          <table:table-cell office:value-type="float" office:value="0.992070563543" calcext:value-type="float">
            <text:p>0.9920705635</text:p>
          </table:table-cell>
          <table:table-cell office:value-type="float" office:value="0.992070563541" calcext:value-type="float">
            <text:p>0.992070563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84318430647" calcext:value-type="float">
            <text:p>0.0001843184</text:p>
          </table:table-cell>
          <table:table-cell table:number-columns-repeated="2" office:value-type="float" office:value="0.000204154953895" calcext:value-type="float">
            <text:p>0.000204155</text:p>
          </table:table-cell>
          <table:table-cell office:value-type="float" office:value="0.000398873440032" calcext:value-type="float">
            <text:p>0.0003988734</text:p>
          </table:table-cell>
          <table:table-cell table:number-columns-repeated="2" office:value-type="float" office:value="0.000493502759879" calcext:value-type="float">
            <text:p>0.0004935028</text:p>
          </table:table-cell>
          <table:table-cell office:value-type="float" office:value="4.543921" calcext:value-type="float">
            <text:p>4.543921</text:p>
          </table:table-cell>
          <table:table-cell office:value-type="float" office:value="0.994288367439" calcext:value-type="float">
            <text:p>0.9942883674</text:p>
          </table:table-cell>
          <table:table-cell table:number-columns-repeated="2" office:value-type="float" office:value="0.998792254617" calcext:value-type="float">
            <text:p>0.9987922546</text:p>
          </table:table-cell>
          <table:table-cell office:value-type="float" office:value="0.981618789636" calcext:value-type="float">
            <text:p>0.9816187896</text:p>
          </table:table-cell>
          <table:table-cell table:number-columns-repeated="2" office:value-type="float" office:value="1.00324308801" calcext:value-type="float">
            <text:p>1.00324308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184800608755" calcext:value-type="float">
            <text:p>0.0001848006</text:p>
          </table:table-cell>
          <table:table-cell table:number-columns-repeated="2" office:value-type="float" office:value="0.000204246985284" calcext:value-type="float">
            <text:p>0.000204247</text:p>
          </table:table-cell>
          <table:table-cell office:value-type="float" office:value="0.00040153696708" calcext:value-type="float">
            <text:p>0.000401537</text:p>
          </table:table-cell>
          <table:table-cell table:number-columns-repeated="2" office:value-type="float" office:value="0.000495641163535" calcext:value-type="float">
            <text:p>0.0004956412</text:p>
          </table:table-cell>
          <table:table-cell office:value-type="float" office:value="25.886488" calcext:value-type="float">
            <text:p>25.886488</text:p>
          </table:table-cell>
          <table:table-cell office:value-type="float" office:value="0.997390819699" calcext:value-type="float">
            <text:p>0.9973908197</text:p>
          </table:table-cell>
          <table:table-cell table:number-columns-repeated="2" office:value-type="float" office:value="0.999549411273" calcext:value-type="float">
            <text:p>0.9995494113</text:p>
          </table:table-cell>
          <table:table-cell office:value-type="float" office:value="0.993366670403" calcext:value-type="float">
            <text:p>0.9933666704</text:p>
          </table:table-cell>
          <table:table-cell table:number-columns-repeated="2" office:value-type="float" office:value="0.995685580994" calcext:value-type="float">
            <text:p>0.99568558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184938462502" calcext:value-type="float">
            <text:p>0.0001849385</text:p>
          </table:table-cell>
          <table:table-cell table:number-columns-repeated="2" office:value-type="float" office:value="0.000204270971538" calcext:value-type="float">
            <text:p>0.000204271</text:p>
          </table:table-cell>
          <table:table-cell office:value-type="float" office:value="0.000404281040379" calcext:value-type="float">
            <text:p>0.000404281</text:p>
          </table:table-cell>
          <table:table-cell table:number-columns-repeated="2" office:value-type="float" office:value="0.000495658724927" calcext:value-type="float">
            <text:p>0.0004956587</text:p>
          </table:table-cell>
          <table:table-cell office:value-type="float" office:value="82.644553" calcext:value-type="float">
            <text:p>82.644553</text:p>
          </table:table-cell>
          <table:table-cell office:value-type="float" office:value="0.999254596663" calcext:value-type="float">
            <text:p>0.9992545967</text:p>
          </table:table-cell>
          <table:table-cell table:number-columns-repeated="2" office:value-type="float" office:value="0.999882576296" calcext:value-type="float">
            <text:p>0.9998825763</text:p>
          </table:table-cell>
          <table:table-cell office:value-type="float" office:value="0.993212461073" calcext:value-type="float">
            <text:p>0.9932124611</text:p>
          </table:table-cell>
          <table:table-cell table:number-columns-repeated="2" office:value-type="float" office:value="0.99996456959" calcext:value-type="float">
            <text:p>0.999964569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84972881296" calcext:value-type="float">
            <text:p>0.0001849729</text:p>
          </table:table-cell>
          <table:table-cell table:number-columns-repeated="2" office:value-type="float" office:value="0.000204277546991" calcext:value-type="float">
            <text:p>0.0002042775</text:p>
          </table:table-cell>
          <table:table-cell office:value-type="float" office:value="0.000416827921859" calcext:value-type="float">
            <text:p>0.0004168279</text:p>
          </table:table-cell>
          <table:table-cell table:number-columns-repeated="2" office:value-type="float" office:value="0.000495839978099" calcext:value-type="float">
            <text:p>0.00049584</text:p>
          </table:table-cell>
          <table:table-cell office:value-type="float" office:value="329.511658" calcext:value-type="float">
            <text:p>329.511658</text:p>
          </table:table-cell>
          <table:table-cell office:value-type="float" office:value="0.999813925189" calcext:value-type="float">
            <text:p>0.9998139252</text:p>
          </table:table-cell>
          <table:table-cell table:number-columns-repeated="2" office:value-type="float" office:value="0.999967811181" calcext:value-type="float">
            <text:p>0.9999678112</text:p>
          </table:table-cell>
          <table:table-cell office:value-type="float" office:value="0.969899133858" calcext:value-type="float">
            <text:p>0.9698991339</text:p>
          </table:table-cell>
          <table:table-cell table:number-columns-repeated="2" office:value-type="float" office:value="0.999634452283" calcext:value-type="float">
            <text:p>0.9996344523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REXI SUMPAR solver (h=0.2, m=4096), A-grid, DT=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87743768443" calcext:value-type="float">
            <text:p>2.87743768443E-05</text:p>
          </table:table-cell>
          <table:table-cell table:number-columns-repeated="2" office:value-type="float" office:value="0.00003213790932" calcext:value-type="float">
            <text:p>3.213790932E-05</text:p>
          </table:table-cell>
          <table:table-cell office:value-type="float" office:value="0.0000612110850877" calcext:value-type="float">
            <text:p>6.12110850877E-05</text:p>
          </table:table-cell>
          <table:table-cell office:value-type="float" office:value="0.000077377301289" calcext:value-type="float">
            <text:p>7.7377301289E-05</text:p>
          </table:table-cell>
          <table:table-cell office:value-type="float" office:value="0.0000773773012888" calcext:value-type="float">
            <text:p>7.73773012888E-05</text:p>
          </table:table-cell>
          <table:table-cell office:value-type="float" office:value="3.443731" calcext:value-type="float">
            <text:p>3.44373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87758255541" calcext:value-type="float">
            <text:p>2.87758255541E-05</text:p>
          </table:table-cell>
          <table:table-cell table:number-columns-repeated="2" office:value-type="float" office:value="0.0000321375264438" calcext:value-type="float">
            <text:p>3.21375264438E-05</text:p>
          </table:table-cell>
          <table:table-cell office:value-type="float" office:value="0.0000617969029564" calcext:value-type="float">
            <text:p>6.17969029564E-05</text:p>
          </table:table-cell>
          <table:table-cell table:number-columns-repeated="2" office:value-type="float" office:value="0.0000784952710665" calcext:value-type="float">
            <text:p>7.84952710665E-05</text:p>
          </table:table-cell>
          <table:table-cell office:value-type="float" office:value="4.467576" calcext:value-type="float">
            <text:p>4.467576</text:p>
          </table:table-cell>
          <table:table-cell office:value-type="float" office:value="0.999949655318" calcext:value-type="float">
            <text:p>0.9999496553</text:p>
          </table:table-cell>
          <table:table-cell table:number-columns-repeated="2" office:value-type="float" office:value="1.00001191368" calcext:value-type="float">
            <text:p>1.0000119137</text:p>
          </table:table-cell>
          <table:table-cell office:value-type="float" office:value="0.990520271394" calcext:value-type="float">
            <text:p>0.9905202714</text:p>
          </table:table-cell>
          <table:table-cell office:value-type="float" office:value="0.985757488798" calcext:value-type="float">
            <text:p>0.9857574888</text:p>
          </table:table-cell>
          <table:table-cell office:value-type="float" office:value="0.985757488795" calcext:value-type="float">
            <text:p>0.985757488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288678861271" calcext:value-type="float">
            <text:p>2.88678861271E-05</text:p>
          </table:table-cell>
          <table:table-cell table:number-columns-repeated="2" office:value-type="float" office:value="0.000032155901907" calcext:value-type="float">
            <text:p>3.2155901907E-05</text:p>
          </table:table-cell>
          <table:table-cell office:value-type="float" office:value="0.0000630567914566" calcext:value-type="float">
            <text:p>6.30567914566E-05</text:p>
          </table:table-cell>
          <table:table-cell office:value-type="float" office:value="0.0000784441756639" calcext:value-type="float">
            <text:p>7.84441756639E-05</text:p>
          </table:table-cell>
          <table:table-cell office:value-type="float" office:value="0.0000784441756637" calcext:value-type="float">
            <text:p>7.84441756637E-05</text:p>
          </table:table-cell>
          <table:table-cell office:value-type="float" office:value="8.306869" calcext:value-type="float">
            <text:p>8.306869</text:p>
          </table:table-cell>
          <table:table-cell office:value-type="float" office:value="0.996810969373" calcext:value-type="float">
            <text:p>0.9968109694</text:p>
          </table:table-cell>
          <table:table-cell table:number-columns-repeated="2" office:value-type="float" office:value="0.999428550838" calcext:value-type="float">
            <text:p>0.9994285508</text:p>
          </table:table-cell>
          <table:table-cell office:value-type="float" office:value="0.98001978104" calcext:value-type="float">
            <text:p>0.980019781</text:p>
          </table:table-cell>
          <table:table-cell table:number-columns-repeated="2" office:value-type="float" office:value="1.00065136006" calcext:value-type="float">
            <text:p>1.000651360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296453616574" calcext:value-type="float">
            <text:p>2.96453616574E-05</text:p>
          </table:table-cell>
          <table:table-cell table:number-columns-repeated="2" office:value-type="float" office:value="0.0000323229235675" calcext:value-type="float">
            <text:p>3.23229235675E-05</text:p>
          </table:table-cell>
          <table:table-cell office:value-type="float" office:value="0.0000713221252673" calcext:value-type="float">
            <text:p>7.13221252673E-05</text:p>
          </table:table-cell>
          <table:table-cell office:value-type="float" office:value="0.0000794944380082" calcext:value-type="float">
            <text:p>7.94944380082E-05</text:p>
          </table:table-cell>
          <table:table-cell office:value-type="float" office:value="0.0000794944380081" calcext:value-type="float">
            <text:p>7.94944380081E-05</text:p>
          </table:table-cell>
          <table:table-cell office:value-type="float" office:value="51.480272" calcext:value-type="float">
            <text:p>51.480272</text:p>
          </table:table-cell>
          <table:table-cell office:value-type="float" office:value="0.973774125636" calcext:value-type="float">
            <text:p>0.9737741256</text:p>
          </table:table-cell>
          <table:table-cell table:number-columns-repeated="2" office:value-type="float" office:value="0.99483271802" calcext:value-type="float">
            <text:p>0.994832718</text:p>
          </table:table-cell>
          <table:table-cell office:value-type="float" office:value="0.884112625925" calcext:value-type="float">
            <text:p>0.8841126259</text:p>
          </table:table-cell>
          <table:table-cell office:value-type="float" office:value="0.986788228578" calcext:value-type="float">
            <text:p>0.9867882286</text:p>
          </table:table-cell>
          <table:table-cell office:value-type="float" office:value="0.986788228577" calcext:value-type="float">
            <text:p>0.986788228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00221900559" calcext:value-type="float">
            <text:p>3.00221900559E-05</text:p>
          </table:table-cell>
          <table:table-cell table:number-columns-repeated="2" office:value-type="float" office:value="0.0000323829530873" calcext:value-type="float">
            <text:p>0.000032383</text:p>
          </table:table-cell>
          <table:table-cell office:value-type="float" office:value="0.000106318455935" calcext:value-type="float">
            <text:p>0.0001063185</text:p>
          </table:table-cell>
          <table:table-cell office:value-type="float" office:value="0.0000796975308727" calcext:value-type="float">
            <text:p>7.96975308727E-05</text:p>
          </table:table-cell>
          <table:table-cell office:value-type="float" office:value="0.0000796975308725" calcext:value-type="float">
            <text:p>7.96975308725E-05</text:p>
          </table:table-cell>
          <table:table-cell office:value-type="float" office:value="159.853673" calcext:value-type="float">
            <text:p>159.853673</text:p>
          </table:table-cell>
          <table:table-cell office:value-type="float" office:value="0.987448337453" calcext:value-type="float">
            <text:p>0.9874483375</text:p>
          </table:table-cell>
          <table:table-cell table:number-columns-repeated="2" office:value-type="float" office:value="0.998146261719" calcext:value-type="float">
            <text:p>0.9981462617</text:p>
          </table:table-cell>
          <table:table-cell office:value-type="float" office:value="0.670834848381" calcext:value-type="float">
            <text:p>0.6708348484</text:p>
          </table:table-cell>
          <table:table-cell office:value-type="float" office:value="0.997451704435" calcext:value-type="float">
            <text:p>0.9974517044</text:p>
          </table:table-cell>
          <table:table-cell office:value-type="float" office:value="0.997451704436" calcext:value-type="float">
            <text:p>0.997451704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301209152922" calcext:value-type="float">
            <text:p>3.01209152922E-05</text:p>
          </table:table-cell>
          <table:table-cell table:number-columns-repeated="2" office:value-type="float" office:value="0.0000324023917881" calcext:value-type="float">
            <text:p>3.24023917881E-05</text:p>
          </table:table-cell>
          <table:table-cell office:value-type="float" office:value="0.000139880889669" calcext:value-type="float">
            <text:p>0.0001398809</text:p>
          </table:table-cell>
          <table:table-cell office:value-type="float" office:value="0.0000797292158257" calcext:value-type="float">
            <text:p>7.97292158257E-05</text:p>
          </table:table-cell>
          <table:table-cell office:value-type="float" office:value="0.0000797292158256" calcext:value-type="float">
            <text:p>7.97292158256E-05</text:p>
          </table:table-cell>
          <table:table-cell office:value-type="float" office:value="660.540379" calcext:value-type="float">
            <text:p>660.540379</text:p>
          </table:table-cell>
          <table:table-cell office:value-type="float" office:value="0.996722369312" calcext:value-type="float">
            <text:p>0.9967223693</text:p>
          </table:table-cell>
          <table:table-cell table:number-columns-repeated="2" office:value-type="float" office:value="0.999400084385" calcext:value-type="float">
            <text:p>0.9994000844</text:p>
          </table:table-cell>
          <table:table-cell office:value-type="float" office:value="0.76006419595" calcext:value-type="float">
            <text:p>0.760064196</text:p>
          </table:table-cell>
          <table:table-cell office:value-type="float" office:value="0.999602592943" calcext:value-type="float">
            <text:p>0.9996025929</text:p>
          </table:table-cell>
          <table:table-cell office:value-type="float" office:value="0.999602592942" calcext:value-type="float">
            <text:p>0.9996025929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REXI SUMPAR solver (h=0.2, m=8192), A-grid, DT=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115773598259" calcext:value-type="float">
            <text:p>1.15773598259E-05</text:p>
          </table:table-cell>
          <table:table-cell table:number-columns-repeated="2" office:value-type="float" office:value="0.0000129409172959" calcext:value-type="float">
            <text:p>1.29409172959E-05</text:p>
          </table:table-cell>
          <table:table-cell office:value-type="float" office:value="0.0000246675397748" calcext:value-type="float">
            <text:p>2.46675397748E-05</text:p>
          </table:table-cell>
          <table:table-cell office:value-type="float" office:value="0.000031151058866" calcext:value-type="float">
            <text:p>3.1151058866E-05</text:p>
          </table:table-cell>
          <table:table-cell office:value-type="float" office:value="0.0000311510588661" calcext:value-type="float">
            <text:p>3.11510588661E-05</text:p>
          </table:table-cell>
          <table:table-cell office:value-type="float" office:value="6.878812" calcext:value-type="float">
            <text:p>6.878812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115779380873" calcext:value-type="float">
            <text:p>1.15779380873E-05</text:p>
          </table:table-cell>
          <table:table-cell office:value-type="float" office:value="0.0000129407600865" calcext:value-type="float">
            <text:p>1.29407600865E-05</text:p>
          </table:table-cell>
          <table:table-cell office:value-type="float" office:value="0.0000129407600864" calcext:value-type="float">
            <text:p>1.29407600864E-05</text:p>
          </table:table-cell>
          <table:table-cell office:value-type="float" office:value="0.0000249152159209" calcext:value-type="float">
            <text:p>2.49152159209E-05</text:p>
          </table:table-cell>
          <table:table-cell office:value-type="float" office:value="0.0000315906028056" calcext:value-type="float">
            <text:p>3.15906028056E-05</text:p>
          </table:table-cell>
          <table:table-cell office:value-type="float" office:value="0.0000315906028054" calcext:value-type="float">
            <text:p>3.15906028054E-05</text:p>
          </table:table-cell>
          <table:table-cell office:value-type="float" office:value="8.866045" calcext:value-type="float">
            <text:p>8.866045</text:p>
          </table:table-cell>
          <table:table-cell office:value-type="float" office:value="0.999950054889" calcext:value-type="float">
            <text:p>0.9999500549</text:p>
          </table:table-cell>
          <table:table-cell office:value-type="float" office:value="1.00001214839" calcext:value-type="float">
            <text:p>1.0000121484</text:p>
          </table:table-cell>
          <table:table-cell office:value-type="float" office:value="1.0000121484" calcext:value-type="float">
            <text:p>1.0000121484</text:p>
          </table:table-cell>
          <table:table-cell office:value-type="float" office:value="0.990059241434" calcext:value-type="float">
            <text:p>0.9900592414</text:p>
          </table:table-cell>
          <table:table-cell office:value-type="float" office:value="0.986086243991" calcext:value-type="float">
            <text:p>0.986086244</text:p>
          </table:table-cell>
          <table:table-cell office:value-type="float" office:value="0.986086244001" calcext:value-type="float">
            <text:p>0.98608624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15781013583" calcext:value-type="float">
            <text:p>1.15781013583E-05</text:p>
          </table:table-cell>
          <table:table-cell table:number-columns-repeated="2" office:value-type="float" office:value="0.0000129407413369" calcext:value-type="float">
            <text:p>1.29407413369E-05</text:p>
          </table:table-cell>
          <table:table-cell office:value-type="float" office:value="0.0000249640867573" calcext:value-type="float">
            <text:p>2.49640867573E-05</text:p>
          </table:table-cell>
          <table:table-cell office:value-type="float" office:value="0.0000315062053801" calcext:value-type="float">
            <text:p>3.15062053801E-05</text:p>
          </table:table-cell>
          <table:table-cell office:value-type="float" office:value="0.0000315062053805" calcext:value-type="float">
            <text:p>3.15062053805E-05</text:p>
          </table:table-cell>
          <table:table-cell office:value-type="float" office:value="17.377127" calcext:value-type="float">
            <text:p>17.377127</text:p>
          </table:table-cell>
          <table:table-cell office:value-type="float" office:value="0.999985898292" calcext:value-type="float">
            <text:p>0.9999858983</text:p>
          </table:table-cell>
          <table:table-cell office:value-type="float" office:value="1.00000144888" calcext:value-type="float">
            <text:p>1.0000014489</text:p>
          </table:table-cell>
          <table:table-cell office:value-type="float" office:value="1.00000144887" calcext:value-type="float">
            <text:p>1.0000014489</text:p>
          </table:table-cell>
          <table:table-cell office:value-type="float" office:value="0.998042354328" calcext:value-type="float">
            <text:p>0.9980423543</text:p>
          </table:table-cell>
          <table:table-cell office:value-type="float" office:value="1.00267875564" calcext:value-type="float">
            <text:p>1.0026787556</text:p>
          </table:table-cell>
          <table:table-cell office:value-type="float" office:value="1.00267875563" calcext:value-type="float">
            <text:p>1.002678755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16072822672" calcext:value-type="float">
            <text:p>1.16072822672E-05</text:p>
          </table:table-cell>
          <table:table-cell table:number-columns-repeated="2" office:value-type="float" office:value="0.0000129437102566" calcext:value-type="float">
            <text:p>1.29437102566E-05</text:p>
          </table:table-cell>
          <table:table-cell office:value-type="float" office:value="0.0000250776413879" calcext:value-type="float">
            <text:p>2.50776413879E-05</text:p>
          </table:table-cell>
          <table:table-cell office:value-type="float" office:value="0.0000317650251322" calcext:value-type="float">
            <text:p>0.000031765</text:p>
          </table:table-cell>
          <table:table-cell office:value-type="float" office:value="0.0000317650251325" calcext:value-type="float">
            <text:p>0.000031765</text:p>
          </table:table-cell>
          <table:table-cell office:value-type="float" office:value="102.337376" calcext:value-type="float">
            <text:p>102.337376</text:p>
          </table:table-cell>
          <table:table-cell office:value-type="float" office:value="0.997485982659" calcext:value-type="float">
            <text:p>0.9974859827</text:p>
          </table:table-cell>
          <table:table-cell table:number-columns-repeated="2" office:value-type="float" office:value="0.999770628387" calcext:value-type="float">
            <text:p>0.9997706284</text:p>
          </table:table-cell>
          <table:table-cell office:value-type="float" office:value="0.995471877564" calcext:value-type="float">
            <text:p>0.9954718776</text:p>
          </table:table-cell>
          <table:table-cell office:value-type="float" office:value="0.991852052658" calcext:value-type="float">
            <text:p>0.9918520527</text:p>
          </table:table-cell>
          <table:table-cell office:value-type="float" office:value="0.991852052661" calcext:value-type="float">
            <text:p>0.991852052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18734392305" calcext:value-type="float">
            <text:p>1.18734392305E-05</text:p>
          </table:table-cell>
          <table:table-cell table:number-columns-repeated="2" office:value-type="float" office:value="0.000012981281525" calcext:value-type="float">
            <text:p>1.2981281525E-05</text:p>
          </table:table-cell>
          <table:table-cell office:value-type="float" office:value="0.0000391360559753" calcext:value-type="float">
            <text:p>3.91360559753E-05</text:p>
          </table:table-cell>
          <table:table-cell table:number-columns-repeated="2" office:value-type="float" office:value="0.0000321862082788" calcext:value-type="float">
            <text:p>3.21862082788E-05</text:p>
          </table:table-cell>
          <table:table-cell office:value-type="float" office:value="292.201003" calcext:value-type="float">
            <text:p>292.201003</text:p>
          </table:table-cell>
          <table:table-cell office:value-type="float" office:value="0.977583835809" calcext:value-type="float">
            <text:p>0.9775838358</text:p>
          </table:table-cell>
          <table:table-cell table:number-columns-repeated="2" office:value-type="float" office:value="0.997105735029" calcext:value-type="float">
            <text:p>0.997105735</text:p>
          </table:table-cell>
          <table:table-cell office:value-type="float" office:value="0.640781007768" calcext:value-type="float">
            <text:p>0.6407810078</text:p>
          </table:table-cell>
          <table:table-cell office:value-type="float" office:value="0.986914173209" calcext:value-type="float">
            <text:p>0.9869141732</text:p>
          </table:table-cell>
          <table:table-cell office:value-type="float" office:value="0.986914173218" calcext:value-type="float">
            <text:p>0.986914173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119779935097" calcext:value-type="float">
            <text:p>0.000011978</text:p>
          </table:table-cell>
          <table:table-cell table:number-columns-repeated="2" office:value-type="float" office:value="0.0000130053535975" calcext:value-type="float">
            <text:p>1.30053535975E-05</text:p>
          </table:table-cell>
          <table:table-cell office:value-type="float" office:value="0.0000489284304391" calcext:value-type="float">
            <text:p>4.89284304391E-05</text:p>
          </table:table-cell>
          <table:table-cell office:value-type="float" office:value="0.00003240602761" calcext:value-type="float">
            <text:p>0.000032406</text:p>
          </table:table-cell>
          <table:table-cell office:value-type="float" office:value="0.0000324060276102" calcext:value-type="float">
            <text:p>0.000032406</text:p>
          </table:table-cell>
          <table:table-cell office:value-type="float" office:value="1308.740918" calcext:value-type="float">
            <text:p>1308.740918</text:p>
          </table:table-cell>
          <table:table-cell office:value-type="float" office:value="0.991271135761" calcext:value-type="float">
            <text:p>0.9912711358</text:p>
          </table:table-cell>
          <table:table-cell table:number-columns-repeated="2" office:value-type="float" office:value="0.998149064359" calcext:value-type="float">
            <text:p>0.9981490644</text:p>
          </table:table-cell>
          <table:table-cell office:value-type="float" office:value="0.799863302871" calcext:value-type="float">
            <text:p>0.7998633029</text:p>
          </table:table-cell>
          <table:table-cell office:value-type="float" office:value="0.993216714685" calcext:value-type="float">
            <text:p>0.9932167147</text:p>
          </table:table-cell>
          <table:table-cell office:value-type="float" office:value="0.993216714679" calcext:value-type="float">
            <text:p>0.993216714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REXI SUMPAR solver (h=0.2, m=16384), A-grid, DT=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63412597011" calcext:value-type="float">
            <text:p>6.3412597011E-07</text:p>
          </table:table-cell>
          <table:table-cell office:value-type="float" office:value="0.000000708925573648" calcext:value-type="float">
            <text:p>7.08925573648E-07</text:p>
          </table:table-cell>
          <table:table-cell office:value-type="float" office:value="0.000000708925573624" calcext:value-type="float">
            <text:p>7.08925573624E-07</text:p>
          </table:table-cell>
          <table:table-cell office:value-type="float" office:value="0.00000134179856337" calcext:value-type="float">
            <text:p>1.34179856337E-06</text:p>
          </table:table-cell>
          <table:table-cell office:value-type="float" office:value="0.00000170646504258" calcext:value-type="float">
            <text:p>1.70646504258E-06</text:p>
          </table:table-cell>
          <table:table-cell office:value-type="float" office:value="0.00000170646504224" calcext:value-type="float">
            <text:p>1.70646504224E-06</text:p>
          </table:table-cell>
          <table:table-cell office:value-type="float" office:value="13.702724" calcext:value-type="float">
            <text:p>13.70272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634157593265" calcext:value-type="float">
            <text:p>6.34157593265E-07</text:p>
          </table:table-cell>
          <table:table-cell office:value-type="float" office:value="0.000000708916933976" calcext:value-type="float">
            <text:p>7.08916933976E-07</text:p>
          </table:table-cell>
          <table:table-cell office:value-type="float" office:value="0.00000070891693396" calcext:value-type="float">
            <text:p>7.0891693396E-07</text:p>
          </table:table-cell>
          <table:table-cell office:value-type="float" office:value="0.00000135552042146" calcext:value-type="float">
            <text:p>1.35552042146E-06</text:p>
          </table:table-cell>
          <table:table-cell office:value-type="float" office:value="0.00000173040648949" calcext:value-type="float">
            <text:p>1.73040648949E-06</text:p>
          </table:table-cell>
          <table:table-cell office:value-type="float" office:value="0.00000173040648957" calcext:value-type="float">
            <text:p>1.73040648957E-06</text:p>
          </table:table-cell>
          <table:table-cell office:value-type="float" office:value="17.611386" calcext:value-type="float">
            <text:p>17.611386</text:p>
          </table:table-cell>
          <table:table-cell office:value-type="float" office:value="0.999950133602" calcext:value-type="float">
            <text:p>0.9999501336</text:p>
          </table:table-cell>
          <table:table-cell office:value-type="float" office:value="1.00001218714" calcext:value-type="float">
            <text:p>1.0000121871</text:p>
          </table:table-cell>
          <table:table-cell office:value-type="float" office:value="1.00001218713" calcext:value-type="float">
            <text:p>1.0000121871</text:p>
          </table:table-cell>
          <table:table-cell office:value-type="float" office:value="0.98987705543" calcext:value-type="float">
            <text:p>0.9898770554</text:p>
          </table:table-cell>
          <table:table-cell office:value-type="float" office:value="0.986164264261" calcext:value-type="float">
            <text:p>0.9861642643</text:p>
          </table:table-cell>
          <table:table-cell office:value-type="float" office:value="0.986164264019" calcext:value-type="float">
            <text:p>0.9861642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634166401832" calcext:value-type="float">
            <text:p>6.34166401832E-07</text:p>
          </table:table-cell>
          <table:table-cell office:value-type="float" office:value="0.000000708915723258" calcext:value-type="float">
            <text:p>7.08915723258E-07</text:p>
          </table:table-cell>
          <table:table-cell office:value-type="float" office:value="0.000000708915723271" calcext:value-type="float">
            <text:p>7.08915723271E-07</text:p>
          </table:table-cell>
          <table:table-cell office:value-type="float" office:value="0.00000135823292835" calcext:value-type="float">
            <text:p>1.35823292835E-06</text:p>
          </table:table-cell>
          <table:table-cell office:value-type="float" office:value="0.00000172583848518" calcext:value-type="float">
            <text:p>1.72583848518E-06</text:p>
          </table:table-cell>
          <table:table-cell office:value-type="float" office:value="0.00000172583848509" calcext:value-type="float">
            <text:p>1.72583848509E-06</text:p>
          </table:table-cell>
          <table:table-cell office:value-type="float" office:value="25.656269" calcext:value-type="float">
            <text:p>25.656269</text:p>
          </table:table-cell>
          <table:table-cell office:value-type="float" office:value="0.999986110007" calcext:value-type="float">
            <text:p>0.99998611</text:p>
          </table:table-cell>
          <table:table-cell office:value-type="float" office:value="1.00000170784" calcext:value-type="float">
            <text:p>1.0000017078</text:p>
          </table:table-cell>
          <table:table-cell office:value-type="float" office:value="1.0000017078" calcext:value-type="float">
            <text:p>1.0000017078</text:p>
          </table:table-cell>
          <table:table-cell office:value-type="float" office:value="0.998002914792" calcext:value-type="float">
            <text:p>0.9980029148</text:p>
          </table:table-cell>
          <table:table-cell office:value-type="float" office:value="1.00264683187" calcext:value-type="float">
            <text:p>1.0026468319</text:p>
          </table:table-cell>
          <table:table-cell office:value-type="float" office:value="1.00264683197" calcext:value-type="float">
            <text:p>1.00264683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634169017429" calcext:value-type="float">
            <text:p>6.34169017429E-07</text:p>
          </table:table-cell>
          <table:table-cell office:value-type="float" office:value="0.000000708915979693" calcext:value-type="float">
            <text:p>7.08915979693E-07</text:p>
          </table:table-cell>
          <table:table-cell office:value-type="float" office:value="0.000000708915979706" calcext:value-type="float">
            <text:p>7.08915979706E-07</text:p>
          </table:table-cell>
          <table:table-cell office:value-type="float" office:value="0.00000135889567221" calcext:value-type="float">
            <text:p>1.35889567221E-06</text:p>
          </table:table-cell>
          <table:table-cell office:value-type="float" office:value="0.00000172993227174" calcext:value-type="float">
            <text:p>1.72993227174E-06</text:p>
          </table:table-cell>
          <table:table-cell office:value-type="float" office:value="0.00000172993227124" calcext:value-type="float">
            <text:p>1.72993227124E-06</text:p>
          </table:table-cell>
          <table:table-cell office:value-type="float" office:value="203.320553" calcext:value-type="float">
            <text:p>203.320553</text:p>
          </table:table-cell>
          <table:table-cell office:value-type="float" office:value="0.999995875552" calcext:value-type="float">
            <text:p>0.9999958756</text:p>
          </table:table-cell>
          <table:table-cell table:number-columns-repeated="2" office:value-type="float" office:value="0.999999638272" calcext:value-type="float">
            <text:p>0.9999996383</text:p>
          </table:table-cell>
          <table:table-cell office:value-type="float" office:value="0.999512292317" calcext:value-type="float">
            <text:p>0.9995122923</text:p>
          </table:table-cell>
          <table:table-cell office:value-type="float" office:value="0.997633556743" calcext:value-type="float">
            <text:p>0.9976335567</text:p>
          </table:table-cell>
          <table:table-cell office:value-type="float" office:value="0.997633556979" calcext:value-type="float">
            <text:p>0.99763355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673937336108" calcext:value-type="float">
            <text:p>6.73937336108E-07</text:p>
          </table:table-cell>
          <table:table-cell office:value-type="float" office:value="0.000000724283271488" calcext:value-type="float">
            <text:p>7.24283271488E-07</text:p>
          </table:table-cell>
          <table:table-cell office:value-type="float" office:value="0.000000724283271506" calcext:value-type="float">
            <text:p>7.24283271506E-07</text:p>
          </table:table-cell>
          <table:table-cell office:value-type="float" office:value="0.00000237732664021" calcext:value-type="float">
            <text:p>2.37732664021E-06</text:p>
          </table:table-cell>
          <table:table-cell office:value-type="float" office:value="0.00000179091084776" calcext:value-type="float">
            <text:p>1.79091084776E-06</text:p>
          </table:table-cell>
          <table:table-cell office:value-type="float" office:value="0.00000179091084809" calcext:value-type="float">
            <text:p>1.79091084809E-06</text:p>
          </table:table-cell>
          <table:table-cell office:value-type="float" office:value="594.565196" calcext:value-type="float">
            <text:p>594.565196</text:p>
          </table:table-cell>
          <table:table-cell office:value-type="float" office:value="0.940991073579" calcext:value-type="float">
            <text:p>0.9409910736</text:p>
          </table:table-cell>
          <table:table-cell office:value-type="float" office:value="0.978782760282" calcext:value-type="float">
            <text:p>0.9787827603</text:p>
          </table:table-cell>
          <table:table-cell office:value-type="float" office:value="0.978782760275" calcext:value-type="float">
            <text:p>0.9787827603</text:p>
          </table:table-cell>
          <table:table-cell office:value-type="float" office:value="0.571606631258" calcext:value-type="float">
            <text:p>0.5716066313</text:p>
          </table:table-cell>
          <table:table-cell office:value-type="float" office:value="0.965951082324" calcext:value-type="float">
            <text:p>0.9659510823</text:p>
          </table:table-cell>
          <table:table-cell office:value-type="float" office:value="0.965951081867" calcext:value-type="float">
            <text:p>0.965951081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102233720376" calcext:value-type="float">
            <text:p>1.02233720376E-06</text:p>
          </table:table-cell>
          <table:table-cell office:value-type="float" office:value="0.000000857342603146" calcext:value-type="float">
            <text:p>8.57342603146E-07</text:p>
          </table:table-cell>
          <table:table-cell office:value-type="float" office:value="0.000000857342603157" calcext:value-type="float">
            <text:p>8.57342603157E-07</text:p>
          </table:table-cell>
          <table:table-cell office:value-type="float" office:value="0.00000900624957101" calcext:value-type="float">
            <text:p>9.00624957101E-06</text:p>
          </table:table-cell>
          <table:table-cell office:value-type="float" office:value="0.00000769031474593" calcext:value-type="float">
            <text:p>7.69031474593E-06</text:p>
          </table:table-cell>
          <table:table-cell office:value-type="float" office:value="0.00000769031474549" calcext:value-type="float">
            <text:p>7.69031474549E-06</text:p>
          </table:table-cell>
          <table:table-cell office:value-type="float" office:value="2597.675797" calcext:value-type="float">
            <text:p>2597.675797</text:p>
          </table:table-cell>
          <table:table-cell office:value-type="float" office:value="0.659212374967" calcext:value-type="float">
            <text:p>0.659212375</text:p>
          </table:table-cell>
          <table:table-cell office:value-type="float" office:value="0.844800280343" calcext:value-type="float">
            <text:p>0.8448002803</text:p>
          </table:table-cell>
          <table:table-cell office:value-type="float" office:value="0.844800280353" calcext:value-type="float">
            <text:p>0.8448002804</text:p>
          </table:table-cell>
          <table:table-cell office:value-type="float" office:value="0.263964108641" calcext:value-type="float">
            <text:p>0.2639641086</text:p>
          </table:table-cell>
          <table:table-cell office:value-type="float" office:value="0.23287874514" calcext:value-type="float">
            <text:p>0.2328787451</text:p>
          </table:table-cell>
          <table:table-cell office:value-type="float" office:value="0.232878745196" calcext:value-type="float">
            <text:p>0.232878745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TI REXI SUMPAR solver (h=0.2, m=32768), A-grid, DT=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RMS, L2, converg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 Nx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rms</text:p>
          </table:table-cell>
          <table:table-cell office:value-type="string" calcext:value-type="string">
            <text:p>u_rms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u_max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conv(h_rms)</text:p>
          </table:table-cell>
          <table:table-cell office:value-type="string" calcext:value-type="string">
            <text:p>conv(u_rms)</text:p>
          </table:table-cell>
          <table:table-cell office:value-type="string" calcext:value-type="string">
            <text:p>conv(v_rms)</text:p>
          </table:table-cell>
          <table:table-cell office:value-type="string" calcext:value-type="string">
            <text:p>conv(h_max)</text:p>
          </table:table-cell>
          <table:table-cell office:value-type="string" calcext:value-type="string">
            <text:p>conv(u_max)</text:p>
          </table:table-cell>
          <table:table-cell office:value-type="string" calcext:value-type="string">
            <text:p>conv(v_max)</text:p>
          </table:table-cell>
          <table:table-cell office:value-type="string" calcext:value-type="string">
            <text:p>conv(sim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242572063947" calcext:value-type="float">
            <text:p>2.42572063947E-07</text:p>
          </table:table-cell>
          <table:table-cell office:value-type="float" office:value="0.000000271005823382" calcext:value-type="float">
            <text:p>0.000000271</text:p>
          </table:table-cell>
          <table:table-cell office:value-type="float" office:value="0.0000002710058234" calcext:value-type="float">
            <text:p>0.000000271</text:p>
          </table:table-cell>
          <table:table-cell office:value-type="float" office:value="0.000000527507121095" calcext:value-type="float">
            <text:p>5.27507121095E-07</text:p>
          </table:table-cell>
          <table:table-cell office:value-type="float" office:value="0.000000652306080956" calcext:value-type="float">
            <text:p>6.52306080956E-07</text:p>
          </table:table-cell>
          <table:table-cell office:value-type="float" office:value="0.000000652306080817" calcext:value-type="float">
            <text:p>6.52306080817E-07</text:p>
          </table:table-cell>
          <table:table-cell office:value-type="float" office:value="27.581313" calcext:value-type="float">
            <text:p>27.581313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242584136799" calcext:value-type="float">
            <text:p>2.42584136799E-07</text:p>
          </table:table-cell>
          <table:table-cell office:value-type="float" office:value="0.000000271002520874" calcext:value-type="float">
            <text:p>0.000000271</text:p>
          </table:table-cell>
          <table:table-cell office:value-type="float" office:value="0.000000271002520877" calcext:value-type="float">
            <text:p>0.000000271</text:p>
          </table:table-cell>
          <table:table-cell office:value-type="float" office:value="0.000000532767094885" calcext:value-type="float">
            <text:p>5.32767094885E-07</text:p>
          </table:table-cell>
          <table:table-cell office:value-type="float" office:value="0.000000661437281307" calcext:value-type="float">
            <text:p>6.61437281307E-07</text:p>
          </table:table-cell>
          <table:table-cell office:value-type="float" office:value="0.000000661437280697" calcext:value-type="float">
            <text:p>6.61437280697E-07</text:p>
          </table:table-cell>
          <table:table-cell office:value-type="float" office:value="35.270637" calcext:value-type="float">
            <text:p>35.270637</text:p>
          </table:table-cell>
          <table:table-cell office:value-type="float" office:value="0.99995023231" calcext:value-type="float">
            <text:p>0.9999502323</text:p>
          </table:table-cell>
          <table:table-cell office:value-type="float" office:value="1.00001218626" calcext:value-type="float">
            <text:p>1.0000121863</text:p>
          </table:table-cell>
          <table:table-cell office:value-type="float" office:value="1.00001218632" calcext:value-type="float">
            <text:p>1.0000121863</text:p>
          </table:table-cell>
          <table:table-cell office:value-type="float" office:value="0.99012706708" calcext:value-type="float">
            <text:p>0.9901270671</text:p>
          </table:table-cell>
          <table:table-cell office:value-type="float" office:value="0.98619491128" calcext:value-type="float">
            <text:p>0.9861949113</text:p>
          </table:table-cell>
          <table:table-cell office:value-type="float" office:value="0.98619491198" calcext:value-type="float">
            <text:p>0.98619491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242587490485" calcext:value-type="float">
            <text:p>2.42587490485E-07</text:p>
          </table:table-cell>
          <table:table-cell office:value-type="float" office:value="0.000000271002044446" calcext:value-type="float">
            <text:p>0.000000271</text:p>
          </table:table-cell>
          <table:table-cell office:value-type="float" office:value="0.000000271002044438" calcext:value-type="float">
            <text:p>0.000000271</text:p>
          </table:table-cell>
          <table:table-cell office:value-type="float" office:value="0.000000533807479108" calcext:value-type="float">
            <text:p>5.33807479108E-07</text:p>
          </table:table-cell>
          <table:table-cell office:value-type="float" office:value="0.000000659699883221" calcext:value-type="float">
            <text:p>6.59699883221E-07</text:p>
          </table:table-cell>
          <table:table-cell office:value-type="float" office:value="0.000000659699883054" calcext:value-type="float">
            <text:p>6.59699883054E-07</text:p>
          </table:table-cell>
          <table:table-cell office:value-type="float" office:value="55.390288" calcext:value-type="float">
            <text:p>55.390288</text:p>
          </table:table-cell>
          <table:table-cell office:value-type="float" office:value="0.999986175355" calcext:value-type="float">
            <text:p>0.9999861754</text:p>
          </table:table-cell>
          <table:table-cell office:value-type="float" office:value="1.00000175802" calcext:value-type="float">
            <text:p>1.000001758</text:p>
          </table:table-cell>
          <table:table-cell office:value-type="float" office:value="1.00000175806" calcext:value-type="float">
            <text:p>1.0000017581</text:p>
          </table:table-cell>
          <table:table-cell office:value-type="float" office:value="0.998051012277" calcext:value-type="float">
            <text:p>0.9980510123</text:p>
          </table:table-cell>
          <table:table-cell office:value-type="float" office:value="1.00263361891" calcext:value-type="float">
            <text:p>1.0026336189</text:p>
          </table:table-cell>
          <table:table-cell office:value-type="float" office:value="1.00263361824" calcext:value-type="float">
            <text:p>1.002633618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242588465434" calcext:value-type="float">
            <text:p>2.42588465434E-07</text:p>
          </table:table-cell>
          <table:table-cell office:value-type="float" office:value="0.000000271002101882" calcext:value-type="float">
            <text:p>0.000000271</text:p>
          </table:table-cell>
          <table:table-cell office:value-type="float" office:value="0.000000271002101887" calcext:value-type="float">
            <text:p>0.000000271</text:p>
          </table:table-cell>
          <table:table-cell office:value-type="float" office:value="0.000000534061371793" calcext:value-type="float">
            <text:p>5.34061371793E-07</text:p>
          </table:table-cell>
          <table:table-cell office:value-type="float" office:value="0.000000661259386386" calcext:value-type="float">
            <text:p>6.61259386386E-07</text:p>
          </table:table-cell>
          <table:table-cell office:value-type="float" office:value="0.000000661259386414" calcext:value-type="float">
            <text:p>6.61259386414E-07</text:p>
          </table:table-cell>
          <table:table-cell office:value-type="float" office:value="397.376312" calcext:value-type="float">
            <text:p>397.376312</text:p>
          </table:table-cell>
          <table:table-cell office:value-type="float" office:value="0.999995981058" calcext:value-type="float">
            <text:p>0.9999959811</text:p>
          </table:table-cell>
          <table:table-cell office:value-type="float" office:value="0.999999788061" calcext:value-type="float">
            <text:p>0.9999997881</text:p>
          </table:table-cell>
          <table:table-cell office:value-type="float" office:value="0.999999788013" calcext:value-type="float">
            <text:p>0.999999788</text:p>
          </table:table-cell>
          <table:table-cell office:value-type="float" office:value="0.999524600171" calcext:value-type="float">
            <text:p>0.9995246002</text:p>
          </table:table-cell>
          <table:table-cell office:value-type="float" office:value="0.997641616592" calcext:value-type="float">
            <text:p>0.9976416166</text:p>
          </table:table-cell>
          <table:table-cell office:value-type="float" office:value="0.997641616298" calcext:value-type="float">
            <text:p>0.99764161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5T02:55:18.728116028</dc:date>
    <dc:creator>martin </dc:creator>
    <meta:editing-duration>PT13M27S</meta:editing-duration>
    <meta:editing-cycles>3</meta:editing-cycles>
    <meta:generator>LibreOffice/5.0.1.2$Linux_X86_64 LibreOffice_project/81898c9f5c0d43f3473ba111d7b351050be20261</meta:generator>
    <meta:document-statistic meta:table-count="1" meta:cell-count="2259" meta:object-count="0"/>
  </office:meta>
</office:document-meta>
</file>